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5.25pt"/>
    </style:style>
    <style:style style:name="co4" style:family="table-column">
      <style:table-column-properties fo:break-before="auto" style:column-width="105.96pt"/>
    </style:style>
    <style:style style:name="co5" style:family="table-column">
      <style:table-column-properties fo:break-before="auto" style:column-width="154.49pt"/>
    </style:style>
    <style:style style:name="co6" style:family="table-column">
      <style:table-column-properties fo:break-before="auto" style:column-width="106.7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178.81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103.61pt"/>
    </style:style>
    <style:style style:name="co12" style:family="table-column">
      <style:table-column-properties fo:break-before="auto" style:column-width="69.9pt"/>
    </style:style>
    <style:style style:name="co13" style:family="table-column">
      <style:table-column-properties fo:break-before="auto" style:column-width="167.84pt"/>
    </style:style>
    <style:style style:name="co14" style:family="table-column">
      <style:table-column-properties fo:break-before="auto" style:column-width="205.46pt"/>
    </style:style>
    <style:style style:name="co15" style:family="table-column">
      <style:table-column-properties fo:break-before="auto" style:column-width="83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5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4" table:default-cell-style-name="ce8"/>
        <table:table-column table:style-name="co7" table:default-cell-style-name="ce8"/>
        <table:table-column table:style-name="co2" table:number-columns-repeated="1013" table:default-cell-style-name="ce8"/>
        <table:table-row table:style-name="ro1"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Day1</text:p>
          </table:table-cell>
          <table:table-cell table:style-name="ce9" office:value-type="string" calcext:value-type="string">
            <text:p>Day2</text:p>
          </table:table-cell>
          <table:table-cell table:style-name="ce12" office:value-type="string" calcext:value-type="string">
            <text:p>Day3</text:p>
          </table:table-cell>
          <table:table-cell table:style-name="ce9" office:value-type="string" calcext:value-type="string">
            <text:p>Day4</text:p>
          </table:table-cell>
          <table:table-cell table:style-name="ce9" office:value-type="string" calcext:value-type="string">
            <text:p>Day5</text:p>
          </table:table-cell>
          <table:table-cell table:style-name="ce9" office:value-type="string" calcext:value-type="string">
            <text:p>Day6</text:p>
          </table:table-cell>
          <table:table-cell table:style-name="ce1" office:value-type="string" calcext:value-type="string">
            <text:p>line Rep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9"/>
          <table:table-cell table:style-name="ce1"/>
          <table:table-cell table:style-name="ce9"/>
          <table:table-cell table:style-name="ce1" table:number-columns-repeated="2"/>
          <table:table-cell table:style-name="ce9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7"/>
          <table:table-cell table:style-name="ce18"/>
          <table:table-cell table:style-name="ce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line Olymp </text:p>
          </table:table-cell>
          <table:table-cell table:style-name="ce3"/>
          <table:table-cell table:style-name="ce3" office:value-type="string" calcext:value-type="string">
            <text:p>Complexses Power Snatch &amp; Drop Snatch</text:p>
          </table:table-cell>
          <table:table-cell office:value-type="string" calcext:value-type="string">
            <text:p>Complex x3 Clean x3</text:p>
          </table:table-cell>
          <table:table-cell table:style-name="ce19" office:value-type="string" calcext:value-type="string">
            <text:p>Complexses Clean &amp; Push Press</text:p>
          </table:table-cell>
          <table:table-cell office:value-type="string" calcext:value-type="string">
            <text:p>Complex x3 Snatch x3</text:p>
          </table:table-cell>
          <table:table-cell table:style-name="ce22" office:value-type="string" calcext:value-type="string">
            <text:p>Jerk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number-columns-repeated="3"/>
          <table:table-cell table:style-name="ce2"/>
          <table:table-cell table:style-name="ce23"/>
          <table:table-cell table:style-name="ce2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/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/>
          <table:table-cell table:style-name="ce2"/>
          <table:table-cell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 office:value-type="string" calcext:value-type="string">
            <text:p>line pull </text:p>
          </table:table-cell>
          <table:table-cell table:style-name="ce11" office:value-type="string" calcext:value-type="string">
            <text:p><text:s/>Deadlift </text:p>
          </table:table-cell>
          <table:table-cell table:style-name="ce15"/>
          <table:table-cell table:style-name="ce3" office:value-type="string" calcext:value-type="string">
            <text:p>Clean Pull</text:p>
          </table:table-cell>
          <table:table-cell/>
          <table:table-cell office:value-type="string" calcext:value-type="string">
            <text:p>SLDL</text:p>
          </table:table-cell>
          <table:table-cell table:style-name="ce24"/>
          <table:table-cell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 table:number-columns-repeated="2"/>
          <table:table-cell/>
          <table:table-cell table:style-name="ce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 office:value-type="string" calcext:value-type="string">
            <text:p>75-90</text:p>
          </table:table-cell>
          <table:table-cell table:style-name="ce2"/>
          <table:table-cell table:style-name="ce10" office:value-type="string" calcext:value-type="string">
            <text:p>75-90</text:p>
          </table:table-cell>
          <table:table-cell table:style-name="ce2"/>
          <table:table-cell table:style-name="ce2" office:value-type="string" calcext:value-type="string">
            <text:p>75-90</text:p>
          </table:table-cell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Line Quads</text:p>
          </table:table-cell>
          <table:table-cell table:style-name="ce12" office:value-type="string" calcext:value-type="string">
            <text:p>OVS </text:p>
          </table:table-cell>
          <table:table-cell table:style-name="ce16" office:value-type="string" calcext:value-type="string">
            <text:p>Backsquat </text:p>
          </table:table-cell>
          <table:table-cell office:value-type="string" calcext:value-type="string">
            <text:p>Deficit Deadlift</text:p>
          </table:table-cell>
          <table:table-cell office:value-type="string" calcext:value-type="string">
            <text:p>Paused Backsquat</text:p>
          </table:table-cell>
          <table:table-cell table:style-name="ce3" office:value-type="string" calcext:value-type="string">
            <text:p>Snatch Pull</text:p>
          </table:table-cell>
          <table:table-cell table:style-name="ce25" office:value-type="string" calcext:value-type="string">
            <text:p>FS</text:p>
          </table:table-cell>
          <table:table-cell table:style-name="ce24"/>
          <table:table-cell table:number-columns-repeated="2"/>
          <table:table-cell table:style-name="ce3" office:value-type="string" calcext:value-type="string">
            <text:p>Deficit Deadlift</text:p>
          </table:table-cell>
          <table:table-cell/>
          <table:table-cell office:value-type="string" calcext:value-type="string">
            <text:p>Drop Snatc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23"/>
          <table:table-cell table:style-name="ce2"/>
          <table:table-cell table:number-columns-repeated="2"/>
          <table:table-cell table:style-name="ce3" office:value-type="string" calcext:value-type="string">
            <text:p>Snatch Grip Deadlift</text:p>
          </table:table-cell>
          <table:table-cell/>
          <table:table-cell office:value-type="string" calcext:value-type="string">
            <text:p>Hang C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"/>
          <table:table-cell table:number-columns-repeated="2"/>
          <table:table-cell table:style-name="ce28" office:value-type="string" calcext:value-type="string">
            <text:p>Push Press</text:p>
          </table:table-cell>
          <table:table-cell/>
          <table:table-cell office:value-type="string" calcext:value-type="string">
            <text:p>Muscle Clea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6" office:value-type="string" calcext:value-type="string">
            <text:p>70-85</text:p>
          </table:table-cell>
          <table:table-cell table:style-name="ce2" office:value-type="string" calcext:value-type="string">
            <text:p>80-90</text:p>
          </table:table-cell>
          <table:table-cell table:style-name="ce10" office:value-type="string" calcext:value-type="string">
            <text:p>70-80</text:p>
          </table:table-cell>
          <table:table-cell table:style-name="ce2" office:value-type="string" calcext:value-type="string">
            <text:p>70-80</text:p>
          </table:table-cell>
          <table:table-cell table:style-name="ce2" office:value-type="string" calcext:value-type="string">
            <text:p>75-90</text:p>
          </table:table-cell>
          <table:table-cell table:style-name="ce10" office:value-type="string" calcext:value-type="string">
            <text:p>80-90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4" office:value-type="string" calcext:value-type="string">
            <text:p>Line Push</text:p>
          </table:table-cell>
          <table:table-cell table:style-name="ce4"/>
          <table:table-cell table:style-name="ce3" office:value-type="string" calcext:value-type="string">
            <text:p>Press</text:p>
          </table:table-cell>
          <table:table-cell table:number-columns-repeated="2"/>
          <table:table-cell table:style-name="ce21"/>
          <table:table-cell table:style-name="Default"/>
          <table:table-cell table:style-name="ce24"/>
          <table:table-cell table:number-columns-repeated="1016"/>
        </table:table-row>
        <table:table-row table:style-name="ro1">
          <table:table-cell table:style-name="ce2" office:value-type="string" calcext:value-type="string">
            <text:p>Reps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table:style-name="ce10"/>
          <table:table-cell table:style-name="ce2" table:number-columns-repeated="2"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Relative Intensity</text:p>
          </table:table-cell>
          <table:table-cell table:style-name="ce10"/>
          <table:table-cell table:style-name="ce2" office:value-type="string" calcext:value-type="string">
            <text:p>75-90</text:p>
          </table:table-cell>
          <table:table-cell table:style-name="ce10"/>
          <table:table-cell table:style-name="ce2" table:number-columns-repeated="2"/>
          <table:table-cell table:style-name="ce23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2"/>
          <table:table-cell table:number-columns-repeated="1016"/>
        </table:table-row>
        <table:table-row table:style-name="ro1">
          <table:table-cell table:style-name="ce3"/>
          <table:table-cell table:style-name="ce12"/>
          <table:table-cell table:style-name="ce5"/>
          <table:table-cell table:style-name="ce12"/>
          <table:table-cell table:style-name="ce5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2"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2"/>
          <table:table-cell table:style-name="ce6"/>
          <table:table-cell table:style-name="ce2"/>
          <table:table-cell table:number-columns-repeated="1016"/>
        </table:table-row>
        <table:table-row table:style-name="ro1"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table-cell table:style-name="ce7"/>
          <table:table-cell table:style-name="ce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12" table:number-columns-repeated="6"/>
          <table:table-cell table:number-columns-repeated="1016"/>
        </table:table-row>
        <table:table-row table:style-name="ro1">
          <table:table-cell table:style-name="ce6"/>
          <table:table-cell table:style-name="ce14"/>
          <table:table-cell table:style-name="ce9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10" table:number-columns-repeated="5"/>
          <table:table-cell table:style-name="ce23"/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13" table:number-columns-repeated="5"/>
          <table:table-cell table:style-name="ce27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ell" table:style-name="ta1">
        <table:table-column table:style-name="co2" table:default-cell-style-name="Default"/>
        <table:table-row table:style-name="ro2">
          <table:table-cell office:value-type="string" calcext:value-type="string">
            <text:p>Conditions to work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ways train when possible</text:p>
          </table:table-cell>
        </table:table-row>
        <table:table-row table:style-name="ro2">
          <table:table-cell office:value-type="string" calcext:value-type="string">
            <text:p>split into possible doabl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heck for recovery with Jumps twice per week</text:p>
          </table:table-cell>
        </table:table-row>
      </table:table>
      <table:table table:name="Progression Backsquat" table:style-name="ta1">
        <table:table-column table:style-name="co8" table:default-cell-style-name="ce8"/>
        <table:table-column table:style-name="co2" table:default-cell-style-name="ce8"/>
        <table:table-column table:style-name="co9" table:default-cell-style-name="ce8"/>
        <table:table-column table:style-name="co2" table:default-cell-style-name="ce32"/>
        <table:table-column table:style-name="co10" table:default-cell-style-name="ce31"/>
        <table:table-column table:style-name="co11" table:default-cell-style-name="ce32"/>
        <table:table-column table:style-name="co12" table:default-cell-style-name="ce8"/>
        <table:table-column table:style-name="co2" table:default-cell-style-name="ce32"/>
        <table:table-column table:style-name="co13" table:default-cell-style-name="ce32"/>
        <table:table-column table:style-name="co14" table:default-cell-style-name="ce32"/>
        <table:table-column table:style-name="co2" table:number-columns-repeated="1014" table:default-cell-style-name="ce8"/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1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6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8" calcext:value-type="float">
            <text:p>91.67</text:p>
          </table:table-cell>
          <table:table-cell table:formula="of:=[.H4]*[.G4]" office:value-type="float" office:value="366.666666666667" calcext:value-type="float">
            <text:p>366.67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5]*['1Rm Tables'.$B$36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8" calcext:value-type="float">
            <text:p>94.14</text:p>
          </table:table-cell>
          <table:table-cell table:formula="of:=[.H5]*[.G5]" office:value-type="float" office:value="376.566666666667" calcext:value-type="float">
            <text:p>376.57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]*['1Rm Tables'.$B$36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8" calcext:value-type="float">
            <text:p>96.62</text:p>
          </table:table-cell>
          <table:table-cell table:formula="of:=[.H6]*[.G6]" office:value-type="float" office:value="386.466666666667" calcext:value-type="float">
            <text:p>386.47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7]*['1Rm Tables'.$B$36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8" calcext:value-type="float">
            <text:p>99.09</text:p>
          </table:table-cell>
          <table:table-cell table:formula="of:=[.H7]*[.G7]" office:value-type="float" office:value="396.366666666667" calcext:value-type="float">
            <text:p>396.37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8]*['1Rm Tables'.$B$36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G8]" office:value-type="float" office:value="406.266666666667" calcext:value-type="float">
            <text:p>406.27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]*['1Rm Tables'.$B$36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G9]" office:value-type="float" office:value="416.166666666667" calcext:value-type="float">
            <text:p>416.17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formula="of:=[.F10]*['1Rm Tables'.$B$36]" office:value-type="float" office:value="0.6972" calcext:value-type="float">
            <text:p>0.70</text:p>
          </table:table-cell>
          <table:table-cell table:formula="of:=[.$D$1]" office:value-type="float" office:value="8" calcext:value-type="float">
            <text:p>8</text:p>
          </table:table-cell>
          <table:table-cell table:style-name="ce33" table:formula="of:=[.F9]+0.02" office:value-type="float" office:value="0.860740740740741" calcext:value-type="float">
            <text:p>0.86</text:p>
          </table:table-cell>
          <table:table-cell table:style-name="ce30" office:value-type="float" office:value="4" calcext:value-type="float">
            <text:p>4</text:p>
          </table:table-cell>
          <table:table-cell table:style-name="ce33" table:formula="of:=[.D10]*['1Rm Tables'.$B$9]" office:value-type="float" office:value="106.516666666667" calcext:value-type="float">
            <text:p>106.52</text:p>
          </table:table-cell>
          <table:table-cell table:style-name="ce33" table:formula="of:=[.H10]*[.G10]" office:value-type="float" office:value="426.066666666667" calcext:value-type="float">
            <text:p>426.07</text:p>
          </table:table-cell>
          <table:table-cell table:style-name="ce33" table:formula="of:=[.F10]*[.G10]" office:value-type="float" office:value="3.44296296296296" calcext:value-type="float">
            <text:p>3.44</text:p>
          </table:table-cell>
          <table:table-cell table:formula="of:=[.E10]*[.G10]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11]*['1Rm Tables'.$B$36]" office:value-type="float" office:value="0.7134" calcext:value-type="float">
            <text:p>0.71</text:p>
          </table:table-cell>
          <table:table-cell table:formula="of:=[.$D$1]" office:value-type="float" office:value="8" calcext:value-type="float">
            <text:p>8</text:p>
          </table:table-cell>
          <table:table-cell table:style-name="ce33" table:formula="of:=[.F10]+0.02" office:value-type="float" office:value="0.880740740740741" calcext:value-type="float">
            <text:p>0.88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11]*['1Rm Tables'.$B$9]" office:value-type="float" office:value="108.991666666667" calcext:value-type="float">
            <text:p>108.99</text:p>
          </table:table-cell>
          <table:table-cell table:style-name="ce33" table:formula="of:=[.H11]*[.G11]" office:value-type="float" office:value="326.975000000001" calcext:value-type="float">
            <text:p>326.98</text:p>
          </table:table-cell>
          <table:table-cell table:style-name="ce33" table:formula="of:=[.F11]*[.G11]" office:value-type="float" office:value="2.64222222222222" calcext:value-type="float">
            <text:p>2.64</text:p>
          </table:table-cell>
          <table:table-cell table:formula="of:=[.E11]*[.G11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12]*['1Rm Tables'.$B$36]" office:value-type="float" office:value="0.7296" calcext:value-type="float">
            <text:p>0.73</text:p>
          </table:table-cell>
          <table:table-cell table:formula="of:=[.$D$1]" office:value-type="float" office:value="8" calcext:value-type="float">
            <text:p>8</text:p>
          </table:table-cell>
          <table:table-cell table:style-name="ce33" table:formula="of:=[.F11]+0.02" office:value-type="float" office:value="0.900740740740741" calcext:value-type="float">
            <text:p>0.90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12]*['1Rm Tables'.$B$9]" office:value-type="float" office:value="111.466666666667" calcext:value-type="float">
            <text:p>111.47</text:p>
          </table:table-cell>
          <table:table-cell table:style-name="ce33" table:formula="of:=[.H12]*[.G12]" office:value-type="float" office:value="334.400000000001" calcext:value-type="float">
            <text:p>334.40</text:p>
          </table:table-cell>
          <table:table-cell table:style-name="ce33" table:formula="of:=[.F12]*[.G12]" office:value-type="float" office:value="2.70222222222222" calcext:value-type="float">
            <text:p>2.70</text:p>
          </table:table-cell>
          <table:table-cell table:formula="of:=[.E12]*[.G12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13]*['1Rm Tables'.$B$36]" office:value-type="float" office:value="0.7458" calcext:value-type="float">
            <text:p>0.75</text:p>
          </table:table-cell>
          <table:table-cell table:formula="of:=[.$D$1]" office:value-type="float" office:value="8" calcext:value-type="float">
            <text:p>8</text:p>
          </table:table-cell>
          <table:table-cell table:style-name="ce33" table:formula="of:=[.F12]+0.02" office:value-type="float" office:value="0.920740740740741" calcext:value-type="float">
            <text:p>0.92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13]*['1Rm Tables'.$B$9]" office:value-type="float" office:value="113.941666666667" calcext:value-type="float">
            <text:p>113.94</text:p>
          </table:table-cell>
          <table:table-cell table:style-name="ce33" table:formula="of:=[.H13]*[.G13]" office:value-type="float" office:value="341.825000000001" calcext:value-type="float">
            <text:p>341.83</text:p>
          </table:table-cell>
          <table:table-cell table:style-name="ce33" table:formula="of:=[.F13]*[.G13]" office:value-type="float" office:value="2.76222222222222" calcext:value-type="float">
            <text:p>2.76</text:p>
          </table:table-cell>
          <table:table-cell table:formula="of:=[.E13]*[.G13]" office:value-type="float" office:value="24" calcext:value-type="float">
            <text:p>24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5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8" calcext:value-type="float">
            <text:p>91.67</text:p>
          </table:table-cell>
          <table:table-cell table:formula="of:=[.H20]*[.G20]" office:value-type="float" office:value="366.666666666667" calcext:value-type="float">
            <text:p>366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1]*['1Rm Tables'.$B$35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9" calcext:value-type="float">
            <text:p>94.20</text:p>
          </table:table-cell>
          <table:table-cell table:formula="of:=[.H21]*[.G21]" office:value-type="float" office:value="376.811111111112" calcext:value-type="float">
            <text:p>376.81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2]*['1Rm Tables'.$B$35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91" calcext:value-type="float">
            <text:p>96.74</text:p>
          </table:table-cell>
          <table:table-cell table:formula="of:=[.H22]*[.G22]" office:value-type="float" office:value="386.955555555556" calcext:value-type="float">
            <text:p>386.96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3]*['1Rm Tables'.$B$35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0000000001" calcext:value-type="float">
            <text:p>99.28</text:p>
          </table:table-cell>
          <table:table-cell table:formula="of:=[.H23]*[.G23]" office:value-type="float" office:value="397.100000000001" calcext:value-type="float">
            <text:p>397.10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4]*['1Rm Tables'.$B$35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G24]" office:value-type="float" office:value="407.244444444445" calcext:value-type="float">
            <text:p>407.24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25]*['1Rm Tables'.$B$35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G25]" office:value-type="float" office:value="417.38888888889" calcext:value-type="float">
            <text:p>417.39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formula="of:=[.F26]*['1Rm Tables'.$B$35]" office:value-type="float" office:value="0.6996" calcext:value-type="float">
            <text:p>0.70</text:p>
          </table:table-cell>
          <table:table-cell table:formula="of:=[.$D$17]" office:value-type="float" office:value="7" calcext:value-type="float">
            <text:p>7</text:p>
          </table:table-cell>
          <table:table-cell table:style-name="ce33" table:formula="of:=[.F25]+0.02" office:value-type="float" office:value="0.84289156626506" calcext:value-type="float">
            <text:p>0.84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26]*['1Rm Tables'.$B$9]" office:value-type="float" office:value="106.883333333334" calcext:value-type="float">
            <text:p>106.88</text:p>
          </table:table-cell>
          <table:table-cell table:style-name="ce33" table:formula="of:=[.H26]*[.G26]" office:value-type="float" office:value="320.650000000001" calcext:value-type="float">
            <text:p>320.65</text:p>
          </table:table-cell>
          <table:table-cell table:style-name="ce33" table:formula="of:=[.F26]*[.G26]" office:value-type="float" office:value="2.52867469879518" calcext:value-type="float">
            <text:p>2.53</text:p>
          </table:table-cell>
          <table:table-cell table:formula="of:=[.E26]*[.G26]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27]*['1Rm Tables'.$B$35]" office:value-type="float" office:value="0.7162" calcext:value-type="float">
            <text:p>0.72</text:p>
          </table:table-cell>
          <table:table-cell table:formula="of:=[.$D$17]" office:value-type="float" office:value="7" calcext:value-type="float">
            <text:p>7</text:p>
          </table:table-cell>
          <table:table-cell table:style-name="ce33" table:formula="of:=[.F26]+0.02" office:value-type="float" office:value="0.86289156626506" calcext:value-type="float">
            <text:p>0.86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27]*['1Rm Tables'.$B$9]" office:value-type="float" office:value="109.419444444445" calcext:value-type="float">
            <text:p>109.42</text:p>
          </table:table-cell>
          <table:table-cell table:style-name="ce33" table:formula="of:=[.H27]*[.G27]" office:value-type="float" office:value="328.258333333334" calcext:value-type="float">
            <text:p>328.26</text:p>
          </table:table-cell>
          <table:table-cell table:style-name="ce33" table:formula="of:=[.F27]*[.G27]" office:value-type="float" office:value="2.58867469879518" calcext:value-type="float">
            <text:p>2.59</text:p>
          </table:table-cell>
          <table:table-cell table:formula="of:=[.E27]*[.G27]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28]*['1Rm Tables'.$B$35]" office:value-type="float" office:value="0.7328" calcext:value-type="float">
            <text:p>0.73</text:p>
          </table:table-cell>
          <table:table-cell table:formula="of:=[.$D$17]" office:value-type="float" office:value="7" calcext:value-type="float">
            <text:p>7</text:p>
          </table:table-cell>
          <table:table-cell table:style-name="ce33" table:formula="of:=[.F27]+0.02" office:value-type="float" office:value="0.88289156626506" calcext:value-type="float">
            <text:p>0.88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28]*['1Rm Tables'.$B$9]" office:value-type="float" office:value="111.955555555556" calcext:value-type="float">
            <text:p>111.96</text:p>
          </table:table-cell>
          <table:table-cell table:style-name="ce33" table:formula="of:=[.H28]*[.G28]" office:value-type="float" office:value="335.866666666667" calcext:value-type="float">
            <text:p>335.87</text:p>
          </table:table-cell>
          <table:table-cell table:style-name="ce33" table:formula="of:=[.F28]*[.G28]" office:value-type="float" office:value="2.64867469879518" calcext:value-type="float">
            <text:p>2.65</text:p>
          </table:table-cell>
          <table:table-cell table:formula="of:=[.E28]*[.G28]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29]*['1Rm Tables'.$B$35]" office:value-type="float" office:value="0.7494" calcext:value-type="float">
            <text:p>0.75</text:p>
          </table:table-cell>
          <table:table-cell table:formula="of:=[.$D$17]" office:value-type="float" office:value="7" calcext:value-type="float">
            <text:p>7</text:p>
          </table:table-cell>
          <table:table-cell table:style-name="ce33" table:formula="of:=[.F28]+0.02" office:value-type="float" office:value="0.90289156626506" calcext:value-type="float">
            <text:p>0.90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29]*['1Rm Tables'.$B$9]" office:value-type="float" office:value="114.491666666667" calcext:value-type="float">
            <text:p>114.49</text:p>
          </table:table-cell>
          <table:table-cell table:style-name="ce33" table:formula="of:=[.H29]*[.G29]" office:value-type="float" office:value="343.475000000001" calcext:value-type="float">
            <text:p>343.48</text:p>
          </table:table-cell>
          <table:table-cell table:style-name="ce33" table:formula="of:=[.F29]*[.G29]" office:value-type="float" office:value="2.70867469879518" calcext:value-type="float">
            <text:p>2.71</text:p>
          </table:table-cell>
          <table:table-cell table:formula="of:=[.E29]*[.G29]" office:value-type="float" office:value="21" calcext:value-type="float">
            <text:p>2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rsion for Reps: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7" calcext:value-type="float">
            <text:p>0.70</text:p>
          </table:table-cell>
          <table:table-cell table:formula="of:=[.$D$32]" office:value-type="float" office:value="6" calcext:value-type="float">
            <text:p>6</text:p>
          </table:table-cell>
          <table:table-cell table:formula="of:=[.D35]/['1Rm Tables'.$B$34]" office:value-type="float" office:value="0.813953488372093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table:formula="of:=[.D35]*['1Rm Tables'.$B$9]" office:value-type="float" office:value="106.944444444445" calcext:value-type="float">
            <text:p>106.94</text:p>
          </table:table-cell>
          <table:table-cell table:formula="of:=[.H35]*[.G35]" office:value-type="float" office:value="427.777777777779" calcext:value-type="float">
            <text:p>427.78</text:p>
          </table:table-cell>
          <table:table-cell table:formula="of:=[.F35]*[.G35]" office:value-type="float" office:value="3.25581395348837" calcext:value-type="float">
            <text:p>3.26</text:p>
          </table:table-cell>
          <table:table-cell table:formula="of:=[.E35]*[.G35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36]*['1Rm Tables'.$B$34]" office:value-type="float" office:value="0.7172" calcext:value-type="float">
            <text:p>0.72</text:p>
          </table:table-cell>
          <table:table-cell table:formula="of:=[.$D$32]" office:value-type="float" office:value="6" calcext:value-type="float">
            <text:p>6</text:p>
          </table:table-cell>
          <table:table-cell table:formula="of:=[.F35]+0.02" office:value-type="float" office:value="0.83395348837209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formula="of:=[.D36]*['1Rm Tables'.$B$9]" office:value-type="float" office:value="109.572222222222" calcext:value-type="float">
            <text:p>109.57</text:p>
          </table:table-cell>
          <table:table-cell table:formula="of:=[.H36]*[.G36]" office:value-type="float" office:value="438.28888888889" calcext:value-type="float">
            <text:p>438.29</text:p>
          </table:table-cell>
          <table:table-cell table:formula="of:=[.F36]*[.G36]" office:value-type="float" office:value="3.33581395348837" calcext:value-type="float">
            <text:p>3.34</text:p>
          </table:table-cell>
          <table:table-cell table:formula="of:=[.E36]*[.G36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37]*['1Rm Tables'.$B$34]" office:value-type="float" office:value="0.7344" calcext:value-type="float">
            <text:p>0.73</text:p>
          </table:table-cell>
          <table:table-cell table:formula="of:=[.$D$32]" office:value-type="float" office:value="6" calcext:value-type="float">
            <text:p>6</text:p>
          </table:table-cell>
          <table:table-cell table:formula="of:=[.F36]+0.02" office:value-type="float" office:value="0.853953488372093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37]*['1Rm Tables'.$B$9]" office:value-type="float" office:value="112.2" calcext:value-type="float">
            <text:p>112.20</text:p>
          </table:table-cell>
          <table:table-cell table:formula="of:=[.H37]*[.G37]" office:value-type="float" office:value="448.800000000001" calcext:value-type="float">
            <text:p>448.80</text:p>
          </table:table-cell>
          <table:table-cell table:formula="of:=[.F37]*[.G37]" office:value-type="float" office:value="3.41581395348837" calcext:value-type="float">
            <text:p>3.42</text:p>
          </table:table-cell>
          <table:table-cell table:formula="of:=[.E37]*[.G37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38]*['1Rm Tables'.$B$34]" office:value-type="float" office:value="0.7516" calcext:value-type="float">
            <text:p>0.75</text:p>
          </table:table-cell>
          <table:table-cell table:formula="of:=[.$D$32]" office:value-type="float" office:value="6" calcext:value-type="float">
            <text:p>6</text:p>
          </table:table-cell>
          <table:table-cell table:formula="of:=[.F37]+0.02" office:value-type="float" office:value="0.873953488372093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114.827777777778" calcext:value-type="float">
            <text:p>114.83</text:p>
          </table:table-cell>
          <table:table-cell table:formula="of:=[.H38]*[.G38]" office:value-type="float" office:value="459.311111111112" calcext:value-type="float">
            <text:p>459.31</text:p>
          </table:table-cell>
          <table:table-cell table:formula="of:=[.F38]*[.G38]" office:value-type="float" office:value="3.49581395348837" calcext:value-type="float">
            <text:p>3.50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39]*['1Rm Tables'.$B$34]" office:value-type="float" office:value="0.7688" calcext:value-type="float">
            <text:p>0.77</text:p>
          </table:table-cell>
          <table:table-cell table:formula="of:=[.$D$32]" office:value-type="float" office:value="6" calcext:value-type="float">
            <text:p>6</text:p>
          </table:table-cell>
          <table:table-cell table:formula="of:=[.F38]+0.02" office:value-type="float" office:value="0.893953488372093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117.455555555556" calcext:value-type="float">
            <text:p>117.46</text:p>
          </table:table-cell>
          <table:table-cell table:formula="of:=[.H39]*[.G39]" office:value-type="float" office:value="469.822222222223" calcext:value-type="float">
            <text:p>469.82</text:p>
          </table:table-cell>
          <table:table-cell table:formula="of:=[.F39]*[.G39]" office:value-type="float" office:value="3.57581395348837" calcext:value-type="float">
            <text:p>3.58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40]*['1Rm Tables'.$B$34]" office:value-type="float" office:value="0.786" calcext:value-type="float">
            <text:p>0.79</text:p>
          </table:table-cell>
          <table:table-cell table:formula="of:=[.$D$32]" office:value-type="float" office:value="6" calcext:value-type="float">
            <text:p>6</text:p>
          </table:table-cell>
          <table:table-cell table:formula="of:=[.F39]+0.02" office:value-type="float" office:value="0.913953488372093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120.083333333334" calcext:value-type="float">
            <text:p>120.08</text:p>
          </table:table-cell>
          <table:table-cell table:formula="of:=[.H40]*[.G40]" office:value-type="float" office:value="480.333333333334" calcext:value-type="float">
            <text:p>480.33</text:p>
          </table:table-cell>
          <table:table-cell table:formula="of:=[.F40]*[.G40]" office:value-type="float" office:value="3.65581395348837" calcext:value-type="float">
            <text:p>3.66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formula="of:=[.F41]*['1Rm Tables'.$B$34]" office:value-type="float" office:value="0.8032" calcext:value-type="float">
            <text:p>0.80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0]+0.02" office:value-type="float" office:value="0.933953488372093" calcext:value-type="float">
            <text:p>0.93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41]*['1Rm Tables'.$B$9]" office:value-type="float" office:value="122.711111111111" calcext:value-type="float">
            <text:p>122.71</text:p>
          </table:table-cell>
          <table:table-cell table:style-name="ce33" table:formula="of:=[.H41]*[.G41]" office:value-type="float" office:value="368.133333333334" calcext:value-type="float">
            <text:p>368.13</text:p>
          </table:table-cell>
          <table:table-cell table:style-name="ce33" table:formula="of:=[.F41]*[.G41]" office:value-type="float" office:value="2.80186046511628" calcext:value-type="float">
            <text:p>2.80</text:p>
          </table:table-cell>
          <table:table-cell table:formula="of:=[.E41]*[.G41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2]*['1Rm Tables'.$B$34]" office:value-type="float" office:value="0.8204" calcext:value-type="float">
            <text:p>0.82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1]+0.02" office:value-type="float" office:value="0.953953488372093" calcext:value-type="float">
            <text:p>0.95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42]*['1Rm Tables'.$B$9]" office:value-type="float" office:value="125.338888888889" calcext:value-type="float">
            <text:p>125.34</text:p>
          </table:table-cell>
          <table:table-cell table:style-name="ce33" table:formula="of:=[.H42]*[.G42]" office:value-type="float" office:value="376.016666666667" calcext:value-type="float">
            <text:p>376.02</text:p>
          </table:table-cell>
          <table:table-cell table:style-name="ce33" table:formula="of:=[.F42]*[.G42]" office:value-type="float" office:value="2.86186046511628" calcext:value-type="float">
            <text:p>2.86</text:p>
          </table:table-cell>
          <table:table-cell table:formula="of:=[.E42]*[.G42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3]*['1Rm Tables'.$B$34]" office:value-type="float" office:value="0.8376" calcext:value-type="float">
            <text:p>0.84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2]+0.02" office:value-type="float" office:value="0.973953488372093" calcext:value-type="float">
            <text:p>0.97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43]*['1Rm Tables'.$B$9]" office:value-type="float" office:value="127.966666666667" calcext:value-type="float">
            <text:p>127.97</text:p>
          </table:table-cell>
          <table:table-cell table:style-name="ce33" table:formula="of:=[.H43]*[.G43]" office:value-type="float" office:value="383.900000000001" calcext:value-type="float">
            <text:p>383.90</text:p>
          </table:table-cell>
          <table:table-cell table:style-name="ce33" table:formula="of:=[.F43]*[.G43]" office:value-type="float" office:value="2.92186046511628" calcext:value-type="float">
            <text:p>2.92</text:p>
          </table:table-cell>
          <table:table-cell table:formula="of:=[.E43]*[.G43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4]*['1Rm Tables'.$B$34]" office:value-type="float" office:value="0.8548" calcext:value-type="float">
            <text:p>0.85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3]+0.02" office:value-type="float" office:value="0.993953488372093" calcext:value-type="float">
            <text:p>0.99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44]*['1Rm Tables'.$B$9]" office:value-type="float" office:value="130.594444444445" calcext:value-type="float">
            <text:p>130.59</text:p>
          </table:table-cell>
          <table:table-cell table:style-name="ce33" table:formula="of:=[.H44]*[.G44]" office:value-type="float" office:value="391.783333333334" calcext:value-type="float">
            <text:p>391.78</text:p>
          </table:table-cell>
          <table:table-cell table:style-name="ce33" table:formula="of:=[.F44]*[.G44]" office:value-type="float" office:value="2.98186046511628" calcext:value-type="float">
            <text:p>2.98</text:p>
          </table:table-cell>
          <table:table-cell table:formula="of:=[.E44]*[.G44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5]*['1Rm Tables'.$B$34]" office:value-type="float" office:value="0.872" calcext:value-type="float">
            <text:p>0.87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4]+0.02" office:value-type="float" office:value="1.01395348837209" calcext:value-type="float">
            <text:p>1.01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45]*['1Rm Tables'.$B$9]" office:value-type="float" office:value="133.222222222222" calcext:value-type="float">
            <text:p>133.22</text:p>
          </table:table-cell>
          <table:table-cell table:style-name="ce33" table:formula="of:=[.H45]*[.G45]" office:value-type="float" office:value="399.666666666667" calcext:value-type="float">
            <text:p>399.67</text:p>
          </table:table-cell>
          <table:table-cell table:style-name="ce33" table:formula="of:=[.F45]*[.G45]" office:value-type="float" office:value="3.04186046511628" calcext:value-type="float">
            <text:p>3.04</text:p>
          </table:table-cell>
          <table:table-cell table:formula="of:=[.E45]*[.G45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6]*['1Rm Tables'.$B$34]" office:value-type="float" office:value="0.8892" calcext:value-type="float">
            <text:p>0.89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5]+0.02" office:value-type="float" office:value="1.03395348837209" calcext:value-type="float">
            <text:p>1.03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46]*['1Rm Tables'.$B$9]" office:value-type="float" office:value="135.85" calcext:value-type="float">
            <text:p>135.85</text:p>
          </table:table-cell>
          <table:table-cell table:style-name="ce33" table:formula="of:=[.H46]*[.G46]" office:value-type="float" office:value="407.550000000001" calcext:value-type="float">
            <text:p>407.55</text:p>
          </table:table-cell>
          <table:table-cell table:style-name="ce33" table:formula="of:=[.F46]*[.G46]" office:value-type="float" office:value="3.10186046511628" calcext:value-type="float">
            <text:p>3.10</text:p>
          </table:table-cell>
          <table:table-cell table:formula="of:=[.E46]*[.G46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7]*['1Rm Tables'.$B$34]" office:value-type="float" office:value="0.9064" calcext:value-type="float">
            <text:p>0.91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6]+0.02" office:value-type="float" office:value="1.05395348837209" calcext:value-type="float">
            <text:p>1.05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47]*['1Rm Tables'.$B$9]" office:value-type="float" office:value="138.477777777778" calcext:value-type="float">
            <text:p>138.48</text:p>
          </table:table-cell>
          <table:table-cell table:style-name="ce33" table:formula="of:=[.H47]*[.G47]" office:value-type="float" office:value="138.477777777778" calcext:value-type="float">
            <text:p>138.48</text:p>
          </table:table-cell>
          <table:table-cell table:style-name="ce33" table:formula="of:=[.F47]*[.G47]" office:value-type="float" office:value="1.05395348837209" calcext:value-type="float">
            <text:p>1.05</text:p>
          </table:table-cell>
          <table:table-cell table:formula="of:=[.E47]*[.G47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8]*['1Rm Tables'.$B$34]" office:value-type="float" office:value="0.9236" calcext:value-type="float">
            <text:p>0.92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7]+0.02" office:value-type="float" office:value="1.07395348837209" calcext:value-type="float">
            <text:p>1.07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48]*['1Rm Tables'.$B$9]" office:value-type="float" office:value="141.105555555556" calcext:value-type="float">
            <text:p>141.11</text:p>
          </table:table-cell>
          <table:table-cell table:style-name="ce33" table:formula="of:=[.H48]*[.G48]" office:value-type="float" office:value="141.105555555556" calcext:value-type="float">
            <text:p>141.11</text:p>
          </table:table-cell>
          <table:table-cell table:style-name="ce33" table:formula="of:=[.F48]*[.G48]" office:value-type="float" office:value="1.07395348837209" calcext:value-type="float">
            <text:p>1.07</text:p>
          </table:table-cell>
          <table:table-cell table:formula="of:=[.E48]*[.G48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49]*['1Rm Tables'.$B$34]" office:value-type="float" office:value="0.9408" calcext:value-type="float">
            <text:p>0.94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8]+0.02" office:value-type="float" office:value="1.09395348837209" calcext:value-type="float">
            <text:p>1.09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49]*['1Rm Tables'.$B$9]" office:value-type="float" office:value="143.733333333334" calcext:value-type="float">
            <text:p>143.73</text:p>
          </table:table-cell>
          <table:table-cell table:style-name="ce33" table:formula="of:=[.H49]*[.G49]" office:value-type="float" office:value="143.733333333334" calcext:value-type="float">
            <text:p>143.73</text:p>
          </table:table-cell>
          <table:table-cell table:style-name="ce33" table:formula="of:=[.F49]*[.G49]" office:value-type="float" office:value="1.09395348837209" calcext:value-type="float">
            <text:p>1.09</text:p>
          </table:table-cell>
          <table:table-cell table:formula="of:=[.E49]*[.G49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50]*['1Rm Tables'.$B$34]" office:value-type="float" office:value="0.958" calcext:value-type="float">
            <text:p>0.96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49]+0.02" office:value-type="float" office:value="1.11395348837209" calcext:value-type="float">
            <text:p>1.1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50]*['1Rm Tables'.$B$9]" office:value-type="float" office:value="146.361111111111" calcext:value-type="float">
            <text:p>146.36</text:p>
          </table:table-cell>
          <table:table-cell table:style-name="ce33" table:formula="of:=[.H50]*[.G50]" office:value-type="float" office:value="146.361111111111" calcext:value-type="float">
            <text:p>146.36</text:p>
          </table:table-cell>
          <table:table-cell table:style-name="ce33" table:formula="of:=[.F50]*[.G50]" office:value-type="float" office:value="1.11395348837209" calcext:value-type="float">
            <text:p>1.11</text:p>
          </table:table-cell>
          <table:table-cell table:formula="of:=[.E50]*[.G50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51]*['1Rm Tables'.$B$34]" office:value-type="float" office:value="0.9752" calcext:value-type="float">
            <text:p>0.98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50]+0.02" office:value-type="float" office:value="1.13395348837209" calcext:value-type="float">
            <text:p>1.13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51]*['1Rm Tables'.$B$9]" office:value-type="float" office:value="148.988888888889" calcext:value-type="float">
            <text:p>148.99</text:p>
          </table:table-cell>
          <table:table-cell table:style-name="ce33" table:formula="of:=[.H51]*[.G51]" office:value-type="float" office:value="148.988888888889" calcext:value-type="float">
            <text:p>148.99</text:p>
          </table:table-cell>
          <table:table-cell table:style-name="ce33" table:formula="of:=[.F51]*[.G51]" office:value-type="float" office:value="1.13395348837209" calcext:value-type="float">
            <text:p>1.13</text:p>
          </table:table-cell>
          <table:table-cell table:formula="of:=[.E51]*[.G51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formula="of:=[.F52]*['1Rm Tables'.$B$34]" office:value-type="float" office:value="0.9924" calcext:value-type="float">
            <text:p>0.99</text:p>
          </table:table-cell>
          <table:table-cell table:formula="of:=[.$D$32]" office:value-type="float" office:value="6" calcext:value-type="float">
            <text:p>6</text:p>
          </table:table-cell>
          <table:table-cell table:style-name="ce33" table:formula="of:=[.F51]+0.02" office:value-type="float" office:value="1.15395348837209" calcext:value-type="float">
            <text:p>1.15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52]*['1Rm Tables'.$B$9]" office:value-type="float" office:value="151.616666666667" calcext:value-type="float">
            <text:p>151.62</text:p>
          </table:table-cell>
          <table:table-cell table:style-name="ce33" table:formula="of:=[.H52]*[.G52]" office:value-type="float" office:value="151.616666666667" calcext:value-type="float">
            <text:p>151.62</text:p>
          </table:table-cell>
          <table:table-cell table:style-name="ce33" table:formula="of:=[.F52]*[.G52]" office:value-type="float" office:value="1.15395348837209" calcext:value-type="float">
            <text:p>1.15</text:p>
          </table:table-cell>
          <table:table-cell table:formula="of:=[.E52]*[.G52]"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acksqua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8" office:value-type="string" calcext:value-type="string">
            <text:p>Highering up with 0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D61]/['1Rm Tables'.$B$33]" office:value-type="float" office:value="0.79545454545454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61]*['1Rm Tables'.$B$9]" office:value-type="float" office:value="106.944444444445" calcext:value-type="float">
            <text:p>106.94</text:p>
          </table:table-cell>
          <table:table-cell table:formula="of:=[.H61]*[.G61]" office:value-type="float" office:value="427.777777777779" calcext:value-type="float">
            <text:p>427.78</text:p>
          </table:table-cell>
          <table:table-cell table:formula="of:=[.F61]*[.G61]" office:value-type="float" office:value="3.18181818181818" calcext:value-type="float">
            <text:p>3.18</text:p>
          </table:table-cell>
          <table:table-cell table:formula="of:=[.E61]*[.G61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2]*['1Rm Tables'.$B$33]" office:value-type="float" office:value="0.7176" calcext:value-type="float">
            <text:p>0.72</text:p>
          </table:table-cell>
          <table:table-cell office:value-type="float" office:value="5" calcext:value-type="float">
            <text:p>5</text:p>
          </table:table-cell>
          <table:table-cell table:formula="of:=[.F61]+0.02" office:value-type="float" office:value="0.815454545454545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62]*['1Rm Tables'.$B$9]" office:value-type="float" office:value="109.633333333334" calcext:value-type="float">
            <text:p>109.63</text:p>
          </table:table-cell>
          <table:table-cell table:formula="of:=[.H62]*[.G62]" office:value-type="float" office:value="438.533333333334" calcext:value-type="float">
            <text:p>438.53</text:p>
          </table:table-cell>
          <table:table-cell table:formula="of:=[.F62]*[.G62]" office:value-type="float" office:value="3.26181818181818" calcext:value-type="float">
            <text:p>3.26</text:p>
          </table:table-cell>
          <table:table-cell table:formula="of:=[.E62]*[.G62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3]*['1Rm Tables'.$B$33]" office:value-type="float" office:value="0.7352" calcext:value-type="float">
            <text:p>0.74</text:p>
          </table:table-cell>
          <table:table-cell office:value-type="float" office:value="5" calcext:value-type="float">
            <text:p>5</text:p>
          </table:table-cell>
          <table:table-cell table:formula="of:=[.F62]+0.02" office:value-type="float" office:value="0.835454545454546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63]*['1Rm Tables'.$B$9]" office:value-type="float" office:value="112.322222222222" calcext:value-type="float">
            <text:p>112.32</text:p>
          </table:table-cell>
          <table:table-cell table:formula="of:=[.H63]*[.G63]" office:value-type="float" office:value="449.28888888889" calcext:value-type="float">
            <text:p>449.29</text:p>
          </table:table-cell>
          <table:table-cell table:formula="of:=[.F63]*[.G63]" office:value-type="float" office:value="3.34181818181818" calcext:value-type="float">
            <text:p>3.34</text:p>
          </table:table-cell>
          <table:table-cell table:formula="of:=[.E63]*[.G63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4]*['1Rm Tables'.$B$33]" office:value-type="float" office:value="0.7528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formula="of:=[.F63]+0.02" office:value-type="float" office:value="0.85545454545454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115.011111111111" calcext:value-type="float">
            <text:p>115.01</text:p>
          </table:table-cell>
          <table:table-cell table:formula="of:=[.H64]*[.G64]" office:value-type="float" office:value="460.044444444445" calcext:value-type="float">
            <text:p>460.04</text:p>
          </table:table-cell>
          <table:table-cell table:formula="of:=[.F64]*[.G64]" office:value-type="float" office:value="3.42181818181818" calcext:value-type="float">
            <text:p>3.42</text:p>
          </table:table-cell>
          <table:table-cell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5]*['1Rm Tables'.$B$33]" office:value-type="float" office:value="0.7704" calcext:value-type="float">
            <text:p>0.77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875454545454546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117.7" calcext:value-type="float">
            <text:p>117.70</text:p>
          </table:table-cell>
          <table:table-cell table:formula="of:=[.H65]*[.G65]" office:value-type="float" office:value="470.800000000001" calcext:value-type="float">
            <text:p>470.80</text:p>
          </table:table-cell>
          <table:table-cell table:formula="of:=[.F65]*[.G65]" office:value-type="float" office:value="3.50181818181818" calcext:value-type="float">
            <text:p>3.50</text:p>
          </table:table-cell>
          <table:table-cell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66]*['1Rm Tables'.$B$33]" office:value-type="float" office:value="0.788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895454545454546" calcext:value-type="float">
            <text:p>0.90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120.388888888889" calcext:value-type="float">
            <text:p>120.39</text:p>
          </table:table-cell>
          <table:table-cell table:formula="of:=[.H66]*[.G66]" office:value-type="float" office:value="481.555555555556" calcext:value-type="float">
            <text:p>481.56</text:p>
          </table:table-cell>
          <table:table-cell table:formula="of:=[.F66]*[.G66]" office:value-type="float" office:value="3.58181818181818" calcext:value-type="float">
            <text:p>3.58</text:p>
          </table:table-cell>
          <table:table-cell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33" table:formula="of:=[.F67]*['1Rm Tables'.$B$33]" office:value-type="float" office:value="0.8056" calcext:value-type="float">
            <text:p>0.81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66]+0.02" office:value-type="float" office:value="0.915454545454546" calcext:value-type="float">
            <text:p>0.92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67]*['1Rm Tables'.$B$9]" office:value-type="float" office:value="123.077777777778" calcext:value-type="float">
            <text:p>123.08</text:p>
          </table:table-cell>
          <table:table-cell table:style-name="ce33" table:formula="of:=[.H67]*[.G67]" office:value-type="float" office:value="369.233333333334" calcext:value-type="float">
            <text:p>369.23</text:p>
          </table:table-cell>
          <table:table-cell table:style-name="ce33" table:formula="of:=[.F67]*[.G67]" office:value-type="float" office:value="2.74636363636364" calcext:value-type="float">
            <text:p>2.75</text:p>
          </table:table-cell>
          <table:table-cell table:formula="of:=[.E67]*[.G67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68]*['1Rm Tables'.$B$33]" office:value-type="float" office:value="0.8232" calcext:value-type="float">
            <text:p>0.82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67]+0.02" office:value-type="float" office:value="0.935454545454546" calcext:value-type="float">
            <text:p>0.94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68]*['1Rm Tables'.$B$9]" office:value-type="float" office:value="125.766666666667" calcext:value-type="float">
            <text:p>125.77</text:p>
          </table:table-cell>
          <table:table-cell table:style-name="ce33" table:formula="of:=[.H68]*[.G68]" office:value-type="float" office:value="377.300000000001" calcext:value-type="float">
            <text:p>377.30</text:p>
          </table:table-cell>
          <table:table-cell table:style-name="ce33" table:formula="of:=[.F68]*[.G68]" office:value-type="float" office:value="2.80636363636364" calcext:value-type="float">
            <text:p>2.81</text:p>
          </table:table-cell>
          <table:table-cell table:formula="of:=[.E68]*[.G68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69]*['1Rm Tables'.$B$33]" office:value-type="float" office:value="0.8408" calcext:value-type="float">
            <text:p>0.84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68]+0.02" office:value-type="float" office:value="0.955454545454546" calcext:value-type="float">
            <text:p>0.96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69]*['1Rm Tables'.$B$9]" office:value-type="float" office:value="128.455555555556" calcext:value-type="float">
            <text:p>128.46</text:p>
          </table:table-cell>
          <table:table-cell table:style-name="ce33" table:formula="of:=[.H69]*[.G69]" office:value-type="float" office:value="385.366666666667" calcext:value-type="float">
            <text:p>385.37</text:p>
          </table:table-cell>
          <table:table-cell table:style-name="ce33" table:formula="of:=[.F69]*[.G69]" office:value-type="float" office:value="2.86636363636364" calcext:value-type="float">
            <text:p>2.87</text:p>
          </table:table-cell>
          <table:table-cell table:formula="of:=[.E69]*[.G69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0]*['1Rm Tables'.$B$33]" office:value-type="float" office:value="0.8584" calcext:value-type="float">
            <text:p>0.86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69]+0.02" office:value-type="float" office:value="0.975454545454546" calcext:value-type="float">
            <text:p>0.98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70]*['1Rm Tables'.$B$9]" office:value-type="float" office:value="131.144444444445" calcext:value-type="float">
            <text:p>131.14</text:p>
          </table:table-cell>
          <table:table-cell table:style-name="ce33" table:formula="of:=[.H70]*[.G70]" office:value-type="float" office:value="393.433333333334" calcext:value-type="float">
            <text:p>393.43</text:p>
          </table:table-cell>
          <table:table-cell table:style-name="ce33" table:formula="of:=[.F70]*[.G70]" office:value-type="float" office:value="2.92636363636364" calcext:value-type="float">
            <text:p>2.93</text:p>
          </table:table-cell>
          <table:table-cell table:formula="of:=[.E70]*[.G70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1]*['1Rm Tables'.$B$33]" office:value-type="float" office:value="0.876" calcext:value-type="float">
            <text:p>0.88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0]+0.02" office:value-type="float" office:value="0.995454545454546" calcext:value-type="float">
            <text:p>1.00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71]*['1Rm Tables'.$B$9]" office:value-type="float" office:value="133.833333333334" calcext:value-type="float">
            <text:p>133.83</text:p>
          </table:table-cell>
          <table:table-cell table:style-name="ce33" table:formula="of:=[.H71]*[.G71]" office:value-type="float" office:value="401.500000000001" calcext:value-type="float">
            <text:p>401.50</text:p>
          </table:table-cell>
          <table:table-cell table:style-name="ce33" table:formula="of:=[.F71]*[.G71]" office:value-type="float" office:value="2.98636363636364" calcext:value-type="float">
            <text:p>2.99</text:p>
          </table:table-cell>
          <table:table-cell table:formula="of:=[.E71]*[.G71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2]*['1Rm Tables'.$B$33]" office:value-type="float" office:value="0.8936" calcext:value-type="float">
            <text:p>0.89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1]+0.02" office:value-type="float" office:value="1.01545454545455" calcext:value-type="float">
            <text:p>1.02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72]*['1Rm Tables'.$B$9]" office:value-type="float" office:value="136.522222222222" calcext:value-type="float">
            <text:p>136.52</text:p>
          </table:table-cell>
          <table:table-cell table:style-name="ce33" table:formula="of:=[.H72]*[.G72]" office:value-type="float" office:value="409.566666666667" calcext:value-type="float">
            <text:p>409.57</text:p>
          </table:table-cell>
          <table:table-cell table:style-name="ce33" table:formula="of:=[.F72]*[.G72]" office:value-type="float" office:value="3.04636363636364" calcext:value-type="float">
            <text:p>3.05</text:p>
          </table:table-cell>
          <table:table-cell table:formula="of:=[.E72]*[.G72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3]*['1Rm Tables'.$B$33]" office:value-type="float" office:value="0.9112" calcext:value-type="float">
            <text:p>0.91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2]+0.02" office:value-type="float" office:value="1.03545454545455" calcext:value-type="float">
            <text:p>1.0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73]*['1Rm Tables'.$B$9]" office:value-type="float" office:value="139.211111111111" calcext:value-type="float">
            <text:p>139.21</text:p>
          </table:table-cell>
          <table:table-cell table:style-name="ce33" table:formula="of:=[.H73]*[.G73]" office:value-type="float" office:value="139.211111111111" calcext:value-type="float">
            <text:p>139.21</text:p>
          </table:table-cell>
          <table:table-cell table:style-name="ce33" table:formula="of:=[.F73]*[.G73]" office:value-type="float" office:value="1.03545454545455" calcext:value-type="float">
            <text:p>1.04</text:p>
          </table:table-cell>
          <table:table-cell table:formula="of:=[.E73]*[.G73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4]*['1Rm Tables'.$B$33]" office:value-type="float" office:value="0.9288" calcext:value-type="float">
            <text:p>0.93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3]+0.02" office:value-type="float" office:value="1.05545454545455" calcext:value-type="float">
            <text:p>1.06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74]*['1Rm Tables'.$B$9]" office:value-type="float" office:value="141.9" calcext:value-type="float">
            <text:p>141.90</text:p>
          </table:table-cell>
          <table:table-cell table:style-name="ce33" table:formula="of:=[.H74]*[.G74]" office:value-type="float" office:value="141.9" calcext:value-type="float">
            <text:p>141.90</text:p>
          </table:table-cell>
          <table:table-cell table:style-name="ce33" table:formula="of:=[.F74]*[.G74]" office:value-type="float" office:value="1.05545454545455" calcext:value-type="float">
            <text:p>1.06</text:p>
          </table:table-cell>
          <table:table-cell table:formula="of:=[.E74]*[.G74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5]*['1Rm Tables'.$B$33]" office:value-type="float" office:value="0.9464" calcext:value-type="float">
            <text:p>0.95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4]+0.02" office:value-type="float" office:value="1.07545454545455" calcext:value-type="float">
            <text:p>1.08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75]*['1Rm Tables'.$B$9]" office:value-type="float" office:value="144.588888888889" calcext:value-type="float">
            <text:p>144.59</text:p>
          </table:table-cell>
          <table:table-cell table:style-name="ce33" table:formula="of:=[.H75]*[.G75]" office:value-type="float" office:value="144.588888888889" calcext:value-type="float">
            <text:p>144.59</text:p>
          </table:table-cell>
          <table:table-cell table:style-name="ce33" table:formula="of:=[.F75]*[.G75]" office:value-type="float" office:value="1.07545454545455" calcext:value-type="float">
            <text:p>1.08</text:p>
          </table:table-cell>
          <table:table-cell table:formula="of:=[.E75]*[.G75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6]*['1Rm Tables'.$B$33]" office:value-type="float" office:value="0.964" calcext:value-type="float">
            <text:p>0.96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5]+0.02" office:value-type="float" office:value="1.09545454545455" calcext:value-type="float">
            <text:p>1.10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76]*['1Rm Tables'.$B$9]" office:value-type="float" office:value="147.277777777778" calcext:value-type="float">
            <text:p>147.28</text:p>
          </table:table-cell>
          <table:table-cell table:style-name="ce33" table:formula="of:=[.H76]*[.G76]" office:value-type="float" office:value="147.277777777778" calcext:value-type="float">
            <text:p>147.28</text:p>
          </table:table-cell>
          <table:table-cell table:style-name="ce33" table:formula="of:=[.F76]*[.G76]" office:value-type="float" office:value="1.09545454545455" calcext:value-type="float">
            <text:p>1.10</text:p>
          </table:table-cell>
          <table:table-cell table:formula="of:=[.E76]*[.G76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7]*['1Rm Tables'.$B$33]" office:value-type="float" office:value="0.9816" calcext:value-type="float">
            <text:p>0.98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6]+0.02" office:value-type="float" office:value="1.11545454545455" calcext:value-type="float">
            <text:p>1.1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77]*['1Rm Tables'.$B$9]" office:value-type="float" office:value="149.966666666667" calcext:value-type="float">
            <text:p>149.97</text:p>
          </table:table-cell>
          <table:table-cell table:style-name="ce33" table:formula="of:=[.H77]*[.G77]" office:value-type="float" office:value="149.966666666667" calcext:value-type="float">
            <text:p>149.97</text:p>
          </table:table-cell>
          <table:table-cell table:style-name="ce33" table:formula="of:=[.F77]*[.G77]" office:value-type="float" office:value="1.11545454545455" calcext:value-type="float">
            <text:p>1.12</text:p>
          </table:table-cell>
          <table:table-cell table:formula="of:=[.E77]*[.G77]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78]*['1Rm Tables'.$B$33]" office:value-type="float" office:value="0.9992" calcext:value-type="float">
            <text:p>1.00</text:p>
          </table:table-cell>
          <table:table-cell table:style-name="ce35" office:value-type="float" office:value="5" calcext:value-type="float">
            <text:p>5</text:p>
          </table:table-cell>
          <table:table-cell table:style-name="ce33" table:formula="of:=[.F77]+0.02" office:value-type="float" office:value="1.13545454545455" calcext:value-type="float">
            <text:p>1.1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78]*['1Rm Tables'.$B$9]" office:value-type="float" office:value="152.655555555556" calcext:value-type="float">
            <text:p>152.66</text:p>
          </table:table-cell>
          <table:table-cell table:style-name="ce33" table:formula="of:=[.H78]*[.G78]" office:value-type="float" office:value="152.655555555556" calcext:value-type="float">
            <text:p>152.66</text:p>
          </table:table-cell>
          <table:table-cell table:style-name="ce33" table:formula="of:=[.F78]*[.G78]" office:value-type="float" office:value="1.13545454545455" calcext:value-type="float">
            <text:p>1.14</text:p>
          </table:table-cell>
          <table:table-cell table:formula="of:=[.E78]*[.G78]"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7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$D$87]/['1Rm Tables'.$B$32]" office:value-type="float" office:value="0.7777777777777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87]*['1Rm Tables'.$B$9]" office:value-type="float" office:value="106.944444444445" calcext:value-type="float">
            <text:p>106.94</text:p>
          </table:table-cell>
          <table:table-cell table:formula="of:=[.H87]*[.G87]" office:value-type="float" office:value="427.777777777779" calcext:value-type="float">
            <text:p>427.78</text:p>
          </table:table-cell>
          <table:table-cell table:formula="of:=[.F87]*[.G87]" office:value-type="float" office:value="3.11111111111111" calcext:value-type="float">
            <text:p>3.11</text:p>
          </table:table-cell>
          <table:table-cell table:formula="of:=[.E87]*[.G87]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88]*['1Rm Tables'.$B$32]" office:value-type="float" office:value="0.718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F87]+0.02" office:value-type="float" office:value="0.797777777777778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88]*['1Rm Tables'.$B$9]" office:value-type="float" office:value="109.694444444445" calcext:value-type="float">
            <text:p>109.69</text:p>
          </table:table-cell>
          <table:table-cell table:formula="of:=[.H88]*[.G88]" office:value-type="float" office:value="438.777777777778" calcext:value-type="float">
            <text:p>438.78</text:p>
          </table:table-cell>
          <table:table-cell table:formula="of:=[.F88]*[.G88]" office:value-type="float" office:value="3.19111111111111" calcext:value-type="float">
            <text:p>3.19</text:p>
          </table:table-cell>
          <table:table-cell table:formula="of:=[.E88]*[.G88]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89]*['1Rm Tables'.$B$32]" office:value-type="float" office:value="0.73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F88]+0.02" office:value-type="float" office:value="0.817777777777778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9]*['1Rm Tables'.$B$9]" office:value-type="float" office:value="112.444444444445" calcext:value-type="float">
            <text:p>112.44</text:p>
          </table:table-cell>
          <table:table-cell table:formula="of:=[.H89]*[.G89]" office:value-type="float" office:value="449.777777777779" calcext:value-type="float">
            <text:p>449.78</text:p>
          </table:table-cell>
          <table:table-cell table:formula="of:=[.F89]*[.G89]" office:value-type="float" office:value="3.27111111111111" calcext:value-type="float">
            <text:p>3.27</text:p>
          </table:table-cell>
          <table:table-cell table:formula="of:=[.E89]*[.G89]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0]*['1Rm Tables'.$B$32]" office:value-type="float" office:value="0.754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89]+0.02" office:value-type="float" office:value="0.837777777777778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0]*['1Rm Tables'.$B$9]" office:value-type="float" office:value="115.194444444445" calcext:value-type="float">
            <text:p>115.19</text:p>
          </table:table-cell>
          <table:table-cell table:formula="of:=[.H90]*[.G90]" office:value-type="float" office:value="460.777777777779" calcext:value-type="float">
            <text:p>460.78</text:p>
          </table:table-cell>
          <table:table-cell table:formula="of:=[.F90]*[.G90]" office:value-type="float" office:value="3.35111111111111" calcext:value-type="float">
            <text:p>3.35</text:p>
          </table:table-cell>
          <table:table-cell table:formula="of:=[.E90]*[.G90]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1]*['1Rm Tables'.$B$32]" office:value-type="float" office:value="0.772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857777777777778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table:formula="of:=[.D91]*['1Rm Tables'.$B$9]" office:value-type="float" office:value="117.944444444445" calcext:value-type="float">
            <text:p>117.94</text:p>
          </table:table-cell>
          <table:table-cell table:formula="of:=[.H91]*[.G91]" office:value-type="float" office:value="471.777777777779" calcext:value-type="float">
            <text:p>471.78</text:p>
          </table:table-cell>
          <table:table-cell table:formula="of:=[.F91]*[.G91]" office:value-type="float" office:value="3.43111111111111" calcext:value-type="float">
            <text:p>3.43</text:p>
          </table:table-cell>
          <table:table-cell table:formula="of:=[.E91]*[.G91]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92]*['1Rm Tables'.$B$32]"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87777777777777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formula="of:=[.D92]*['1Rm Tables'.$B$9]" office:value-type="float" office:value="120.694444444445" calcext:value-type="float">
            <text:p>120.69</text:p>
          </table:table-cell>
          <table:table-cell table:formula="of:=[.H92]*[.G92]" office:value-type="float" office:value="482.777777777779" calcext:value-type="float">
            <text:p>482.78</text:p>
          </table:table-cell>
          <table:table-cell table:formula="of:=[.F92]*[.G92]" office:value-type="float" office:value="3.51111111111111" calcext:value-type="float">
            <text:p>3.51</text:p>
          </table:table-cell>
          <table:table-cell table:formula="of:=[.E92]*[.G92]"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 calcext:value-type="string">
            <text:p>not in prilepin because of reps per set</text:p>
          </table:table-cell>
          <table:table-cell table:style-name="ce33" table:formula="of:=[.F93]*['1Rm Tables'.$B$32]" office:value-type="float" office:value="0.808" calcext:value-type="float">
            <text:p>0.81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2]+0.02" office:value-type="float" office:value="0.897777777777778" calcext:value-type="float">
            <text:p>0.90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93]*['1Rm Tables'.$B$9]" office:value-type="float" office:value="123.444444444445" calcext:value-type="float">
            <text:p>123.44</text:p>
          </table:table-cell>
          <table:table-cell table:style-name="ce33" table:formula="of:=[.H93]*[.G93]" office:value-type="float" office:value="370.333333333334" calcext:value-type="float">
            <text:p>370.33</text:p>
          </table:table-cell>
          <table:table-cell table:style-name="ce33" table:formula="of:=[.F93]*[.G93]" office:value-type="float" office:value="2.69333333333333" calcext:value-type="float">
            <text:p>2.69</text:p>
          </table:table-cell>
          <table:table-cell table:formula="of:=[.E93]*[.G93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94]*['1Rm Tables'.$B$32]" office:value-type="float" office:value="0.826" calcext:value-type="float">
            <text:p>0.83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3]+0.02" office:value-type="float" office:value="0.917777777777778" calcext:value-type="float">
            <text:p>0.92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94]*['1Rm Tables'.$B$9]" office:value-type="float" office:value="126.194444444445" calcext:value-type="float">
            <text:p>126.19</text:p>
          </table:table-cell>
          <table:table-cell table:style-name="ce33" table:formula="of:=[.H94]*[.G94]" office:value-type="float" office:value="378.583333333334" calcext:value-type="float">
            <text:p>378.58</text:p>
          </table:table-cell>
          <table:table-cell table:style-name="ce33" table:formula="of:=[.F94]*[.G94]" office:value-type="float" office:value="2.75333333333333" calcext:value-type="float">
            <text:p>2.75</text:p>
          </table:table-cell>
          <table:table-cell table:formula="of:=[.E94]*[.G94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95]*['1Rm Tables'.$B$32]" office:value-type="float" office:value="0.844" calcext:value-type="float">
            <text:p>0.84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4]+0.02" office:value-type="float" office:value="0.937777777777778" calcext:value-type="float">
            <text:p>0.94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95]*['1Rm Tables'.$B$9]" office:value-type="float" office:value="128.944444444445" calcext:value-type="float">
            <text:p>128.94</text:p>
          </table:table-cell>
          <table:table-cell table:style-name="ce33" table:formula="of:=[.H95]*[.G95]" office:value-type="float" office:value="386.833333333334" calcext:value-type="float">
            <text:p>386.83</text:p>
          </table:table-cell>
          <table:table-cell table:style-name="ce33" table:formula="of:=[.F95]*[.G95]" office:value-type="float" office:value="2.81333333333333" calcext:value-type="float">
            <text:p>2.81</text:p>
          </table:table-cell>
          <table:table-cell table:formula="of:=[.E95]*[.G95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96]*['1Rm Tables'.$B$32]" office:value-type="float" office:value="0.862" calcext:value-type="float">
            <text:p>0.86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5]+0.02" office:value-type="float" office:value="0.957777777777778" calcext:value-type="float">
            <text:p>0.96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96]*['1Rm Tables'.$B$9]" office:value-type="float" office:value="131.694444444445" calcext:value-type="float">
            <text:p>131.69</text:p>
          </table:table-cell>
          <table:table-cell table:style-name="ce33" table:formula="of:=[.H96]*[.G96]" office:value-type="float" office:value="395.083333333334" calcext:value-type="float">
            <text:p>395.08</text:p>
          </table:table-cell>
          <table:table-cell table:style-name="ce33" table:formula="of:=[.F96]*[.G96]" office:value-type="float" office:value="2.87333333333333" calcext:value-type="float">
            <text:p>2.87</text:p>
          </table:table-cell>
          <table:table-cell table:formula="of:=[.E96]*[.G96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97]*['1Rm Tables'.$B$32]" office:value-type="float" office:value="0.88" calcext:value-type="float">
            <text:p>0.88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6]+0.02" office:value-type="float" office:value="0.977777777777778" calcext:value-type="float">
            <text:p>0.98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formula="of:=[.D97]*['1Rm Tables'.$B$9]" office:value-type="float" office:value="134.444444444445" calcext:value-type="float">
            <text:p>134.44</text:p>
          </table:table-cell>
          <table:table-cell table:style-name="ce33" table:formula="of:=[.H97]*[.G97]" office:value-type="float" office:value="403.333333333334" calcext:value-type="float">
            <text:p>403.33</text:p>
          </table:table-cell>
          <table:table-cell table:style-name="ce33" table:formula="of:=[.F97]*[.G97]" office:value-type="float" office:value="2.93333333333333" calcext:value-type="float">
            <text:p>2.93</text:p>
          </table:table-cell>
          <table:table-cell table:formula="of:=[.E97]*[.G97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98]*['1Rm Tables'.$B$32]" office:value-type="float" office:value="0.898" calcext:value-type="float">
            <text:p>0.90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7]+0.02" office:value-type="float" office:value="0.997777777777778" calcext:value-type="float">
            <text:p>1.00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98]*['1Rm Tables'.$B$9]" office:value-type="float" office:value="137.194444444445" calcext:value-type="float">
            <text:p>137.19</text:p>
          </table:table-cell>
          <table:table-cell table:style-name="ce33" table:formula="of:=[.H98]*[.G98]" office:value-type="float" office:value="137.194444444445" calcext:value-type="float">
            <text:p>137.19</text:p>
          </table:table-cell>
          <table:table-cell table:style-name="ce33" table:formula="of:=[.F98]*[.G98]" office:value-type="float" office:value="0.997777777777778" calcext:value-type="float">
            <text:p>1.00</text:p>
          </table:table-cell>
          <table:table-cell table:formula="of:=[.E98]*[.G9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99]*['1Rm Tables'.$B$32]" office:value-type="float" office:value="0.916" calcext:value-type="float">
            <text:p>0.92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8]+0.02" office:value-type="float" office:value="1.01777777777778" calcext:value-type="float">
            <text:p>1.0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99]*['1Rm Tables'.$B$9]" office:value-type="float" office:value="139.944444444445" calcext:value-type="float">
            <text:p>139.94</text:p>
          </table:table-cell>
          <table:table-cell table:style-name="ce33" table:formula="of:=[.H99]*[.G99]" office:value-type="float" office:value="139.944444444445" calcext:value-type="float">
            <text:p>139.94</text:p>
          </table:table-cell>
          <table:table-cell table:style-name="ce33" table:formula="of:=[.F99]*[.G99]" office:value-type="float" office:value="1.01777777777778" calcext:value-type="float">
            <text:p>1.02</text:p>
          </table:table-cell>
          <table:table-cell table:formula="of:=[.E99]*[.G9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00]*['1Rm Tables'.$B$32]" office:value-type="float" office:value="0.934" calcext:value-type="float">
            <text:p>0.93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99]+0.02" office:value-type="float" office:value="1.03777777777778" calcext:value-type="float">
            <text:p>1.0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00]*['1Rm Tables'.$B$9]" office:value-type="float" office:value="142.694444444445" calcext:value-type="float">
            <text:p>142.69</text:p>
          </table:table-cell>
          <table:table-cell table:style-name="ce33" table:formula="of:=[.H100]*[.G100]" office:value-type="float" office:value="142.694444444445" calcext:value-type="float">
            <text:p>142.69</text:p>
          </table:table-cell>
          <table:table-cell table:style-name="ce33" table:formula="of:=[.F100]*[.G100]" office:value-type="float" office:value="1.03777777777778" calcext:value-type="float">
            <text:p>1.04</text:p>
          </table:table-cell>
          <table:table-cell table:formula="of:=[.E100]*[.G10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01]*['1Rm Tables'.$B$32]" office:value-type="float" office:value="0.952" calcext:value-type="float">
            <text:p>0.95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100]+0.02" office:value-type="float" office:value="1.05777777777778" calcext:value-type="float">
            <text:p>1.06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01]*['1Rm Tables'.$B$9]" office:value-type="float" office:value="145.444444444445" calcext:value-type="float">
            <text:p>145.44</text:p>
          </table:table-cell>
          <table:table-cell table:style-name="ce33" table:formula="of:=[.H101]*[.G101]" office:value-type="float" office:value="145.444444444445" calcext:value-type="float">
            <text:p>145.44</text:p>
          </table:table-cell>
          <table:table-cell table:style-name="ce33" table:formula="of:=[.F101]*[.G101]" office:value-type="float" office:value="1.05777777777778" calcext:value-type="float">
            <text:p>1.06</text:p>
          </table:table-cell>
          <table:table-cell table:formula="of:=[.E101]*[.G101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02]*['1Rm Tables'.$B$32]" office:value-type="float" office:value="0.97" calcext:value-type="float">
            <text:p>0.97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101]+0.02" office:value-type="float" office:value="1.07777777777778" calcext:value-type="float">
            <text:p>1.08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02]*['1Rm Tables'.$B$9]" office:value-type="float" office:value="148.194444444445" calcext:value-type="float">
            <text:p>148.19</text:p>
          </table:table-cell>
          <table:table-cell table:style-name="ce33" table:formula="of:=[.H102]*[.G102]" office:value-type="float" office:value="148.194444444445" calcext:value-type="float">
            <text:p>148.19</text:p>
          </table:table-cell>
          <table:table-cell table:style-name="ce33" table:formula="of:=[.F102]*[.G102]" office:value-type="float" office:value="1.07777777777778" calcext:value-type="float">
            <text:p>1.08</text:p>
          </table:table-cell>
          <table:table-cell table:formula="of:=[.E102]*[.G102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03]*['1Rm Tables'.$B$32]" office:value-type="float" office:value="0.988" calcext:value-type="float">
            <text:p>0.99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102]+0.02" office:value-type="float" office:value="1.09777777777778" calcext:value-type="float">
            <text:p>1.10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03]*['1Rm Tables'.$B$9]" office:value-type="float" office:value="150.944444444445" calcext:value-type="float">
            <text:p>150.94</text:p>
          </table:table-cell>
          <table:table-cell table:style-name="ce33" table:formula="of:=[.H103]*[.G103]" office:value-type="float" office:value="150.944444444445" calcext:value-type="float">
            <text:p>150.94</text:p>
          </table:table-cell>
          <table:table-cell table:style-name="ce33" table:formula="of:=[.F103]*[.G103]" office:value-type="float" office:value="1.09777777777778" calcext:value-type="float">
            <text:p>1.10</text:p>
          </table:table-cell>
          <table:table-cell table:formula="of:=[.E103]*[.G10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04]*['1Rm Tables'.$B$32]" office:value-type="float" office:value="1.006" calcext:value-type="float">
            <text:p>1.01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103]+0.02" office:value-type="float" office:value="1.11777777777778" calcext:value-type="float">
            <text:p>1.12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04]*['1Rm Tables'.$B$9]" office:value-type="float" office:value="153.694444444445" calcext:value-type="float">
            <text:p>153.69</text:p>
          </table:table-cell>
          <table:table-cell table:style-name="ce33" table:formula="of:=[.H104]*[.G104]" office:value-type="float" office:value="153.694444444445" calcext:value-type="float">
            <text:p>153.69</text:p>
          </table:table-cell>
          <table:table-cell table:style-name="ce33" table:formula="of:=[.F104]*[.G104]" office:value-type="float" office:value="1.11777777777778" calcext:value-type="float">
            <text:p>1.12</text:p>
          </table:table-cell>
          <table:table-cell table:formula="of:=[.E104]*[.G10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05]*['1Rm Tables'.$B$32]" office:value-type="float" office:value="1.024" calcext:value-type="float">
            <text:p>1.02</text:p>
          </table:table-cell>
          <table:table-cell table:style-name="ce35" office:value-type="float" office:value="4" calcext:value-type="float">
            <text:p>4</text:p>
          </table:table-cell>
          <table:table-cell table:style-name="ce33" table:formula="of:=[.F104]+0.02" office:value-type="float" office:value="1.13777777777778" calcext:value-type="float">
            <text:p>1.14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05]*['1Rm Tables'.$B$9]" office:value-type="float" office:value="156.444444444445" calcext:value-type="float">
            <text:p>156.44</text:p>
          </table:table-cell>
          <table:table-cell table:style-name="ce33" table:formula="of:=[.H105]*[.G105]" office:value-type="float" office:value="156.444444444445" calcext:value-type="float">
            <text:p>156.44</text:p>
          </table:table-cell>
          <table:table-cell table:style-name="ce33" table:formula="of:=[.F105]*[.G105]" office:value-type="float" office:value="1.13777777777778" calcext:value-type="float">
            <text:p>1.14</text:p>
          </table:table-cell>
          <table:table-cell table:formula="of:=[.E105]*[.G105]" office:value-type="float" office:value="4" calcext:value-type="float">
            <text:p>4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$D$87]/['1Rm Tables'.$B$31]" office:value-type="float" office:value="0.752688172043011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112]*['1Rm Tables'.$B$9]" office:value-type="float" office:value="106.944444444445" calcext:value-type="float">
            <text:p>106.94</text:p>
          </table:table-cell>
          <table:table-cell table:formula="of:=[.H112]*[.G112]" office:value-type="float" office:value="641.666666666668" calcext:value-type="float">
            <text:p>641.67</text:p>
          </table:table-cell>
          <table:table-cell table:formula="of:=[.F112]*[.G112]" office:value-type="float" office:value="4.51612903225806" calcext:value-type="float">
            <text:p>4.52</text:p>
          </table:table-cell>
          <table:table-cell table:formula="of:=[.E112]*[.G112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3]*['1Rm Tables'.$B$31]" office:value-type="float" office:value="0.7186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formula="of:=[.F112]+0.02" office:value-type="float" office:value="0.77268817204301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13]*['1Rm Tables'.$B$9]" office:value-type="float" office:value="109.786111111111" calcext:value-type="float">
            <text:p>109.79</text:p>
          </table:table-cell>
          <table:table-cell table:formula="of:=[.H113]*[.G113]" office:value-type="float" office:value="658.716666666668" calcext:value-type="float">
            <text:p>658.72</text:p>
          </table:table-cell>
          <table:table-cell table:formula="of:=[.F113]*[.G113]" office:value-type="float" office:value="4.63612903225807" calcext:value-type="float">
            <text:p>4.64</text:p>
          </table:table-cell>
          <table:table-cell table:formula="of:=[.E113]*[.G113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4]*['1Rm Tables'.$B$31]" office:value-type="float" office:value="0.7372" calcext:value-type="float">
            <text:p>0.74</text:p>
          </table:table-cell>
          <table:table-cell office:value-type="float" office:value="3" calcext:value-type="float">
            <text:p>3</text:p>
          </table:table-cell>
          <table:table-cell table:formula="of:=[.F113]+0.02" office:value-type="float" office:value="0.79268817204301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14]*['1Rm Tables'.$B$9]" office:value-type="float" office:value="112.627777777778" calcext:value-type="float">
            <text:p>112.63</text:p>
          </table:table-cell>
          <table:table-cell table:formula="of:=[.H114]*[.G114]" office:value-type="float" office:value="675.766666666668" calcext:value-type="float">
            <text:p>675.77</text:p>
          </table:table-cell>
          <table:table-cell table:formula="of:=[.F114]*[.G114]" office:value-type="float" office:value="4.75612903225806" calcext:value-type="float">
            <text:p>4.76</text:p>
          </table:table-cell>
          <table:table-cell table:formula="of:=[.E114]*[.G114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5]*['1Rm Tables'.$B$31]" office:value-type="float" office:value="0.7558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formula="of:=[.F114]+0.02" office:value-type="float" office:value="0.81268817204301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15]*['1Rm Tables'.$B$9]" office:value-type="float" office:value="115.469444444445" calcext:value-type="float">
            <text:p>115.47</text:p>
          </table:table-cell>
          <table:table-cell table:formula="of:=[.H115]*[.G115]" office:value-type="float" office:value="692.816666666668" calcext:value-type="float">
            <text:p>692.82</text:p>
          </table:table-cell>
          <table:table-cell table:formula="of:=[.F115]*[.G115]" office:value-type="float" office:value="4.87612903225807" calcext:value-type="float">
            <text:p>4.88</text:p>
          </table:table-cell>
          <table:table-cell table:formula="of:=[.E115]*[.G115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6]*['1Rm Tables'.$B$31]" office:value-type="float" office:value="0.774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formula="of:=[.F115]+0.02" office:value-type="float" office:value="0.83268817204301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16]*['1Rm Tables'.$B$9]" office:value-type="float" office:value="118.311111111111" calcext:value-type="float">
            <text:p>118.31</text:p>
          </table:table-cell>
          <table:table-cell table:formula="of:=[.H116]*[.G116]" office:value-type="float" office:value="709.866666666668" calcext:value-type="float">
            <text:p>709.87</text:p>
          </table:table-cell>
          <table:table-cell table:formula="of:=[.F116]*[.G116]" office:value-type="float" office:value="4.99612903225806" calcext:value-type="float">
            <text:p>5.00</text:p>
          </table:table-cell>
          <table:table-cell table:formula="of:=[.E116]*[.G116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7]*['1Rm Tables'.$B$31]" office:value-type="float" office:value="0.793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formula="of:=[.F116]+0.02" office:value-type="float" office:value="0.85268817204301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7]*['1Rm Tables'.$B$9]" office:value-type="float" office:value="121.152777777778" calcext:value-type="float">
            <text:p>121.15</text:p>
          </table:table-cell>
          <table:table-cell table:formula="of:=[.H117]*[.G117]" office:value-type="float" office:value="726.916666666668" calcext:value-type="float">
            <text:p>726.92</text:p>
          </table:table-cell>
          <table:table-cell table:formula="of:=[.F117]*[.G117]" office:value-type="float" office:value="5.11612903225807" calcext:value-type="float">
            <text:p>5.12</text:p>
          </table:table-cell>
          <table:table-cell table:formula="of:=[.E117]*[.G117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8]*['1Rm Tables'.$B$31]" office:value-type="float" office:value="0.8116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table:formula="of:=[.F117]+0.02" office:value-type="float" office:value="0.87268817204301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18]*['1Rm Tables'.$B$9]" office:value-type="float" office:value="123.994444444445" calcext:value-type="float">
            <text:p>123.99</text:p>
          </table:table-cell>
          <table:table-cell table:formula="of:=[.H118]*[.G118]" office:value-type="float" office:value="743.966666666668" calcext:value-type="float">
            <text:p>743.97</text:p>
          </table:table-cell>
          <table:table-cell table:formula="of:=[.F118]*[.G118]" office:value-type="float" office:value="5.23612903225807" calcext:value-type="float">
            <text:p>5.24</text:p>
          </table:table-cell>
          <table:table-cell table:formula="of:=[.E118]*[.G118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19]*['1Rm Tables'.$B$31]" office:value-type="float" office:value="0.8302" calcext:value-type="float">
            <text:p>0.83</text:p>
          </table:table-cell>
          <table:table-cell office:value-type="float" office:value="3" calcext:value-type="float">
            <text:p>3</text:p>
          </table:table-cell>
          <table:table-cell table:formula="of:=[.F118]+0.02" office:value-type="float" office:value="0.892688172043011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19]*['1Rm Tables'.$B$9]" office:value-type="float" office:value="126.836111111111" calcext:value-type="float">
            <text:p>126.84</text:p>
          </table:table-cell>
          <table:table-cell table:formula="of:=[.H119]*[.G119]" office:value-type="float" office:value="761.016666666668" calcext:value-type="float">
            <text:p>761.02</text:p>
          </table:table-cell>
          <table:table-cell table:formula="of:=[.F119]*[.G119]" office:value-type="float" office:value="5.35612903225807" calcext:value-type="float">
            <text:p>5.36</text:p>
          </table:table-cell>
          <table:table-cell table:formula="of:=[.E119]*[.G119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0]*['1Rm Tables'.$B$31]" office:value-type="float" office:value="0.8488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F119]+0.02" office:value-type="float" office:value="0.91268817204301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120]*['1Rm Tables'.$B$9]" office:value-type="float" office:value="129.677777777778" calcext:value-type="float">
            <text:p>129.68</text:p>
          </table:table-cell>
          <table:table-cell table:formula="of:=[.H120]*[.G120]" office:value-type="float" office:value="648.38888888889" calcext:value-type="float">
            <text:p>648.39</text:p>
          </table:table-cell>
          <table:table-cell table:formula="of:=[.F120]*[.G120]" office:value-type="float" office:value="4.56344086021506" calcext:value-type="float">
            <text:p>4.56</text:p>
          </table:table-cell>
          <table:table-cell table:formula="of:=[.E120]*[.G120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1]*['1Rm Tables'.$B$31]" office:value-type="float" office:value="0.8674" calcext:value-type="float">
            <text:p>0.87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932688172043011" calcext:value-type="float">
            <text:p>0.93</text:p>
          </table:table-cell>
          <table:table-cell office:value-type="float" office:value="5" calcext:value-type="float">
            <text:p>5</text:p>
          </table:table-cell>
          <table:table-cell table:formula="of:=[.D121]*['1Rm Tables'.$B$9]" office:value-type="float" office:value="132.519444444445" calcext:value-type="float">
            <text:p>132.52</text:p>
          </table:table-cell>
          <table:table-cell table:formula="of:=[.H121]*[.G121]" office:value-type="float" office:value="662.597222222223" calcext:value-type="float">
            <text:p>662.60</text:p>
          </table:table-cell>
          <table:table-cell table:formula="of:=[.F121]*[.G121]" office:value-type="float" office:value="4.66344086021505" calcext:value-type="float">
            <text:p>4.66</text:p>
          </table:table-cell>
          <table:table-cell table:formula="of:=[.E121]*[.G121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22]*['1Rm Tables'.$B$31]" office:value-type="float" office:value="0.886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952688172043011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table:formula="of:=[.D122]*['1Rm Tables'.$B$9]" office:value-type="float" office:value="135.361111111111" calcext:value-type="float">
            <text:p>135.36</text:p>
          </table:table-cell>
          <table:table-cell table:formula="of:=[.H122]*[.G122]" office:value-type="float" office:value="676.805555555557" calcext:value-type="float">
            <text:p>676.81</text:p>
          </table:table-cell>
          <table:table-cell table:formula="of:=[.F122]*[.G122]" office:value-type="float" office:value="4.76344086021506" calcext:value-type="float">
            <text:p>4.76</text:p>
          </table:table-cell>
          <table:table-cell table:formula="of:=[.E122]*[.G122]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33" table:formula="of:=[.F123]*['1Rm Tables'.$B$31]" office:value-type="float" office:value="0.9046" calcext:value-type="float">
            <text:p>0.90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2]+0.02" office:value-type="float" office:value="0.972688172043011" calcext:value-type="float">
            <text:p>0.97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3]*['1Rm Tables'.$B$9]" office:value-type="float" office:value="138.202777777778" calcext:value-type="float">
            <text:p>138.20</text:p>
          </table:table-cell>
          <table:table-cell table:style-name="ce33" table:formula="of:=[.H123]*[.G123]" office:value-type="float" office:value="138.202777777778" calcext:value-type="float">
            <text:p>138.20</text:p>
          </table:table-cell>
          <table:table-cell table:style-name="ce33" table:formula="of:=[.F123]*[.G123]" office:value-type="float" office:value="0.972688172043011" calcext:value-type="float">
            <text:p>0.97</text:p>
          </table:table-cell>
          <table:table-cell table:formula="of:=[.E123]*[.G123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24]*['1Rm Tables'.$B$31]" office:value-type="float" office:value="0.9232" calcext:value-type="float">
            <text:p>0.92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3]+0.02" office:value-type="float" office:value="0.992688172043011" calcext:value-type="float">
            <text:p>0.99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4]*['1Rm Tables'.$B$9]" office:value-type="float" office:value="141.044444444445" calcext:value-type="float">
            <text:p>141.04</text:p>
          </table:table-cell>
          <table:table-cell table:style-name="ce33" table:formula="of:=[.H124]*[.G124]" office:value-type="float" office:value="141.044444444445" calcext:value-type="float">
            <text:p>141.04</text:p>
          </table:table-cell>
          <table:table-cell table:style-name="ce33" table:formula="of:=[.F124]*[.G124]" office:value-type="float" office:value="0.992688172043011" calcext:value-type="float">
            <text:p>0.99</text:p>
          </table:table-cell>
          <table:table-cell table:formula="of:=[.E124]*[.G124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25]*['1Rm Tables'.$B$31]" office:value-type="float" office:value="0.9418" calcext:value-type="float">
            <text:p>0.94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4]+0.02" office:value-type="float" office:value="1.01268817204301" calcext:value-type="float">
            <text:p>1.0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5]*['1Rm Tables'.$B$9]" office:value-type="float" office:value="143.886111111111" calcext:value-type="float">
            <text:p>143.89</text:p>
          </table:table-cell>
          <table:table-cell table:style-name="ce33" table:formula="of:=[.H125]*[.G125]" office:value-type="float" office:value="143.886111111111" calcext:value-type="float">
            <text:p>143.89</text:p>
          </table:table-cell>
          <table:table-cell table:style-name="ce33" table:formula="of:=[.F125]*[.G125]" office:value-type="float" office:value="1.01268817204301" calcext:value-type="float">
            <text:p>1.01</text:p>
          </table:table-cell>
          <table:table-cell table:formula="of:=[.E125]*[.G125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26]*['1Rm Tables'.$B$31]" office:value-type="float" office:value="0.9604" calcext:value-type="float">
            <text:p>0.96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5]+0.02" office:value-type="float" office:value="1.03268817204301" calcext:value-type="float">
            <text:p>1.03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6]*['1Rm Tables'.$B$9]" office:value-type="float" office:value="146.727777777778" calcext:value-type="float">
            <text:p>146.73</text:p>
          </table:table-cell>
          <table:table-cell table:style-name="ce33" table:formula="of:=[.H126]*[.G126]" office:value-type="float" office:value="146.727777777778" calcext:value-type="float">
            <text:p>146.73</text:p>
          </table:table-cell>
          <table:table-cell table:style-name="ce33" table:formula="of:=[.F126]*[.G126]" office:value-type="float" office:value="1.03268817204301" calcext:value-type="float">
            <text:p>1.03</text:p>
          </table:table-cell>
          <table:table-cell table:formula="of:=[.E126]*[.G126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27]*['1Rm Tables'.$B$31]" office:value-type="float" office:value="0.979" calcext:value-type="float">
            <text:p>0.98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6]+0.02" office:value-type="float" office:value="1.05268817204301" calcext:value-type="float">
            <text:p>1.05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7]*['1Rm Tables'.$B$9]" office:value-type="float" office:value="149.569444444445" calcext:value-type="float">
            <text:p>149.57</text:p>
          </table:table-cell>
          <table:table-cell table:style-name="ce33" table:formula="of:=[.H127]*[.G127]" office:value-type="float" office:value="149.569444444445" calcext:value-type="float">
            <text:p>149.57</text:p>
          </table:table-cell>
          <table:table-cell table:style-name="ce33" table:formula="of:=[.F127]*[.G127]" office:value-type="float" office:value="1.05268817204301" calcext:value-type="float">
            <text:p>1.05</text:p>
          </table:table-cell>
          <table:table-cell table:formula="of:=[.E127]*[.G127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28]*['1Rm Tables'.$B$31]" office:value-type="float" office:value="0.9976" calcext:value-type="float">
            <text:p>1.00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7]+0.02" office:value-type="float" office:value="1.07268817204301" calcext:value-type="float">
            <text:p>1.07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8]*['1Rm Tables'.$B$9]" office:value-type="float" office:value="152.411111111111" calcext:value-type="float">
            <text:p>152.41</text:p>
          </table:table-cell>
          <table:table-cell table:style-name="ce33" table:formula="of:=[.H128]*[.G128]" office:value-type="float" office:value="152.411111111111" calcext:value-type="float">
            <text:p>152.41</text:p>
          </table:table-cell>
          <table:table-cell table:style-name="ce33" table:formula="of:=[.F128]*[.G128]" office:value-type="float" office:value="1.07268817204301" calcext:value-type="float">
            <text:p>1.07</text:p>
          </table:table-cell>
          <table:table-cell table:formula="of:=[.E128]*[.G128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29]*['1Rm Tables'.$B$31]" office:value-type="float" office:value="1.0162" calcext:value-type="float">
            <text:p>1.02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8]+0.02" office:value-type="float" office:value="1.09268817204301" calcext:value-type="float">
            <text:p>1.09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29]*['1Rm Tables'.$B$9]" office:value-type="float" office:value="155.252777777778" calcext:value-type="float">
            <text:p>155.25</text:p>
          </table:table-cell>
          <table:table-cell table:style-name="ce33" table:formula="of:=[.H129]*[.G129]" office:value-type="float" office:value="155.252777777778" calcext:value-type="float">
            <text:p>155.25</text:p>
          </table:table-cell>
          <table:table-cell table:style-name="ce33" table:formula="of:=[.F129]*[.G129]" office:value-type="float" office:value="1.09268817204301" calcext:value-type="float">
            <text:p>1.09</text:p>
          </table:table-cell>
          <table:table-cell table:formula="of:=[.E129]*[.G129]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30]*['1Rm Tables'.$B$31]" office:value-type="float" office:value="1.0348" calcext:value-type="float">
            <text:p>1.03</text:p>
          </table:table-cell>
          <table:table-cell table:style-name="ce35" office:value-type="float" office:value="3" calcext:value-type="float">
            <text:p>3</text:p>
          </table:table-cell>
          <table:table-cell table:style-name="ce33" table:formula="of:=[.F129]+0.02" office:value-type="float" office:value="1.11268817204301" calcext:value-type="float">
            <text:p>1.1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formula="of:=[.D130]*['1Rm Tables'.$B$9]" office:value-type="float" office:value="158.094444444445" calcext:value-type="float">
            <text:p>158.09</text:p>
          </table:table-cell>
          <table:table-cell table:style-name="ce33" table:formula="of:=[.H130]*[.G130]" office:value-type="float" office:value="158.094444444445" calcext:value-type="float">
            <text:p>158.09</text:p>
          </table:table-cell>
          <table:table-cell table:style-name="ce33" table:formula="of:=[.F130]*[.G130]" office:value-type="float" office:value="1.11268817204301" calcext:value-type="float">
            <text:p>1.11</text:p>
          </table:table-cell>
          <table:table-cell table:formula="of:=[.E130]*[.G130]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33" office:value-type="float" office:value="0.7" calcext:value-type="float">
            <text:p>0.70</text:p>
          </table:table-cell>
          <table:table-cell table:style-name="ce35" office:value-type="float" office:value="2" calcext:value-type="float">
            <text:p>2</text:p>
          </table:table-cell>
          <table:table-cell table:style-name="ce33" table:formula="of:=[.$D$87]/['1Rm Tables'.$B$30]" office:value-type="float" office:value="0.729166666666667" calcext:value-type="float">
            <text:p>0.73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37]*['1Rm Tables'.$B$9]" office:value-type="float" office:value="106.944444444445" calcext:value-type="float">
            <text:p>106.94</text:p>
          </table:table-cell>
          <table:table-cell table:style-name="ce33" table:formula="of:=[.H137]*[.G137]" office:value-type="float" office:value="962.500000000001" calcext:value-type="float">
            <text:p>962.50</text:p>
          </table:table-cell>
          <table:table-cell table:style-name="ce33" table:formula="of:=[.F137]*[.G137]" office:value-type="float" office:value="6.5625" calcext:value-type="float">
            <text:p>6.56</text:p>
          </table:table-cell>
          <table:table-cell table:formula="of:=[.E137]*[.G137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38]*['1Rm Tables'.$B$30]" office:value-type="float" office:value="0.7192" calcext:value-type="float">
            <text:p>0.72</text:p>
          </table:table-cell>
          <table:table-cell table:style-name="ce35" office:value-type="float" office:value="2" calcext:value-type="float">
            <text:p>2</text:p>
          </table:table-cell>
          <table:table-cell table:style-name="ce33" table:formula="of:=[.F137]+0.02" office:value-type="float" office:value="0.749166666666667" calcext:value-type="float">
            <text:p>0.75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38]*['1Rm Tables'.$B$9]" office:value-type="float" office:value="109.877777777778" calcext:value-type="float">
            <text:p>109.88</text:p>
          </table:table-cell>
          <table:table-cell table:style-name="ce33" table:formula="of:=[.H138]*[.G138]" office:value-type="float" office:value="988.900000000002" calcext:value-type="float">
            <text:p>988.90</text:p>
          </table:table-cell>
          <table:table-cell table:style-name="ce33" table:formula="of:=[.F138]*[.G138]" office:value-type="float" office:value="6.7425" calcext:value-type="float">
            <text:p>6.74</text:p>
          </table:table-cell>
          <table:table-cell table:formula="of:=[.E138]*[.G138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39]*['1Rm Tables'.$B$30]" office:value-type="float" office:value="0.7384" calcext:value-type="float">
            <text:p>0.74</text:p>
          </table:table-cell>
          <table:table-cell table:style-name="ce35" office:value-type="float" office:value="2" calcext:value-type="float">
            <text:p>2</text:p>
          </table:table-cell>
          <table:table-cell table:style-name="ce33" table:formula="of:=[.F138]+0.02" office:value-type="float" office:value="0.769166666666667" calcext:value-type="float">
            <text:p>0.77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39]*['1Rm Tables'.$B$9]" office:value-type="float" office:value="112.811111111111" calcext:value-type="float">
            <text:p>112.81</text:p>
          </table:table-cell>
          <table:table-cell table:style-name="ce33" table:formula="of:=[.H139]*[.G139]" office:value-type="float" office:value="1015.3" calcext:value-type="float">
            <text:p>1015.30</text:p>
          </table:table-cell>
          <table:table-cell table:style-name="ce33" table:formula="of:=[.F139]*[.G139]" office:value-type="float" office:value="6.9225" calcext:value-type="float">
            <text:p>6.92</text:p>
          </table:table-cell>
          <table:table-cell table:formula="of:=[.E139]*[.G139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40]*['1Rm Tables'.$B$30]" office:value-type="float" office:value="0.7576" calcext:value-type="float">
            <text:p>0.76</text:p>
          </table:table-cell>
          <table:table-cell table:style-name="ce35" office:value-type="float" office:value="2" calcext:value-type="float">
            <text:p>2</text:p>
          </table:table-cell>
          <table:table-cell table:style-name="ce33" table:formula="of:=[.F139]+0.02" office:value-type="float" office:value="0.789166666666667" calcext:value-type="float">
            <text:p>0.79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40]*['1Rm Tables'.$B$9]" office:value-type="float" office:value="115.744444444445" calcext:value-type="float">
            <text:p>115.74</text:p>
          </table:table-cell>
          <table:table-cell table:style-name="ce33" table:formula="of:=[.H140]*[.G140]" office:value-type="float" office:value="1041.7" calcext:value-type="float">
            <text:p>1041.70</text:p>
          </table:table-cell>
          <table:table-cell table:style-name="ce33" table:formula="of:=[.F140]*[.G140]" office:value-type="float" office:value="7.1025" calcext:value-type="float">
            <text:p>7.10</text:p>
          </table:table-cell>
          <table:table-cell table:formula="of:=[.E140]*[.G140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41]*['1Rm Tables'.$B$30]" office:value-type="float" office:value="0.7768" calcext:value-type="float">
            <text:p>0.78</text:p>
          </table:table-cell>
          <table:table-cell table:style-name="ce35" office:value-type="float" office:value="2" calcext:value-type="float">
            <text:p>2</text:p>
          </table:table-cell>
          <table:table-cell table:style-name="ce33" table:formula="of:=[.F140]+0.02" office:value-type="float" office:value="0.809166666666667" calcext:value-type="float">
            <text:p>0.81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41]*['1Rm Tables'.$B$9]" office:value-type="float" office:value="118.677777777778" calcext:value-type="float">
            <text:p>118.68</text:p>
          </table:table-cell>
          <table:table-cell table:style-name="ce33" table:formula="of:=[.H141]*[.G141]" office:value-type="float" office:value="1068.1" calcext:value-type="float">
            <text:p>1068.10</text:p>
          </table:table-cell>
          <table:table-cell table:style-name="ce33" table:formula="of:=[.F141]*[.G141]" office:value-type="float" office:value="7.2825" calcext:value-type="float">
            <text:p>7.28</text:p>
          </table:table-cell>
          <table:table-cell table:formula="of:=[.E141]*[.G141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/>
          <table:table-cell table:style-name="ce33" table:formula="of:=[.F142]*['1Rm Tables'.$B$30]" office:value-type="float" office:value="0.796" calcext:value-type="float">
            <text:p>0.80</text:p>
          </table:table-cell>
          <table:table-cell table:style-name="ce35" office:value-type="float" office:value="2" calcext:value-type="float">
            <text:p>2</text:p>
          </table:table-cell>
          <table:table-cell table:style-name="ce33" table:formula="of:=[.F141]+0.02" office:value-type="float" office:value="0.829166666666667" calcext:value-type="float">
            <text:p>0.83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42]*['1Rm Tables'.$B$9]" office:value-type="float" office:value="121.611111111111" calcext:value-type="float">
            <text:p>121.61</text:p>
          </table:table-cell>
          <table:table-cell table:style-name="ce33" table:formula="of:=[.H142]*[.G142]" office:value-type="float" office:value="1094.5" calcext:value-type="float">
            <text:p>1094.50</text:p>
          </table:table-cell>
          <table:table-cell table:style-name="ce33" table:formula="of:=[.F142]*[.G142]" office:value-type="float" office:value="7.4625" calcext:value-type="float">
            <text:p>7.46</text:p>
          </table:table-cell>
          <table:table-cell table:formula="of:=[.E142]*[.G142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3]*['1Rm Tables'.$B$30]" office:value-type="float" office:value="0.8152" calcext:value-type="float">
            <text:p>0.82</text:p>
          </table:table-cell>
          <table:table-cell office:value-type="float" office:value="2" calcext:value-type="float">
            <text:p>2</text:p>
          </table:table-cell>
          <table:table-cell table:formula="of:=[.F142]+0.02" office:value-type="float" office:value="0.849166666666667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43]*['1Rm Tables'.$B$9]" office:value-type="float" office:value="124.544444444445" calcext:value-type="float">
            <text:p>124.54</text:p>
          </table:table-cell>
          <table:table-cell table:formula="of:=[.H143]*[.G143]" office:value-type="float" office:value="871.811111111112" calcext:value-type="float">
            <text:p>871.81</text:p>
          </table:table-cell>
          <table:table-cell table:formula="of:=[.F143]*[.G143]" office:value-type="float" office:value="5.94416666666667" calcext:value-type="float">
            <text:p>5.94</text:p>
          </table:table-cell>
          <table:table-cell table:formula="of:=[.E143]*[.G143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4]*['1Rm Tables'.$B$30]" office:value-type="float" office:value="0.834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formula="of:=[.F143]+0.02" office:value-type="float" office:value="0.869166666666667" calcext:value-type="float">
            <text:p>0.87</text:p>
          </table:table-cell>
          <table:table-cell office:value-type="float" office:value="7" calcext:value-type="float">
            <text:p>7</text:p>
          </table:table-cell>
          <table:table-cell table:formula="of:=[.D144]*['1Rm Tables'.$B$9]" office:value-type="float" office:value="127.477777777778" calcext:value-type="float">
            <text:p>127.48</text:p>
          </table:table-cell>
          <table:table-cell table:formula="of:=[.H144]*[.G144]" office:value-type="float" office:value="892.344444444446" calcext:value-type="float">
            <text:p>892.34</text:p>
          </table:table-cell>
          <table:table-cell table:formula="of:=[.F144]*[.G144]" office:value-type="float" office:value="6.08416666666667" calcext:value-type="float">
            <text:p>6.08</text:p>
          </table:table-cell>
          <table:table-cell table:formula="of:=[.E144]*[.G144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5]*['1Rm Tables'.$B$30]" office:value-type="float" office:value="0.853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formula="of:=[.F144]+0.02" office:value-type="float" office:value="0.889166666666667" calcext:value-type="float">
            <text:p>0.89</text:p>
          </table:table-cell>
          <table:table-cell office:value-type="float" office:value="7" calcext:value-type="float">
            <text:p>7</text:p>
          </table:table-cell>
          <table:table-cell table:formula="of:=[.D145]*['1Rm Tables'.$B$9]" office:value-type="float" office:value="130.411111111111" calcext:value-type="float">
            <text:p>130.41</text:p>
          </table:table-cell>
          <table:table-cell table:formula="of:=[.H145]*[.G145]" office:value-type="float" office:value="912.877777777779" calcext:value-type="float">
            <text:p>912.88</text:p>
          </table:table-cell>
          <table:table-cell table:formula="of:=[.F145]*[.G145]" office:value-type="float" office:value="6.22416666666667" calcext:value-type="float">
            <text:p>6.22</text:p>
          </table:table-cell>
          <table:table-cell table:formula="of:=[.E145]*[.G145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6]*['1Rm Tables'.$B$30]" office:value-type="float" office:value="0.872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formula="of:=[.F145]+0.02" office:value-type="float" office:value="0.909166666666667" calcext:value-type="float">
            <text:p>0.91</text:p>
          </table:table-cell>
          <table:table-cell office:value-type="float" office:value="7" calcext:value-type="float">
            <text:p>7</text:p>
          </table:table-cell>
          <table:table-cell table:formula="of:=[.D146]*['1Rm Tables'.$B$9]" office:value-type="float" office:value="133.344444444445" calcext:value-type="float">
            <text:p>133.34</text:p>
          </table:table-cell>
          <table:table-cell table:formula="of:=[.H146]*[.G146]" office:value-type="float" office:value="933.411111111113" calcext:value-type="float">
            <text:p>933.41</text:p>
          </table:table-cell>
          <table:table-cell table:formula="of:=[.F146]*[.G146]" office:value-type="float" office:value="6.36416666666667" calcext:value-type="float">
            <text:p>6.36</text:p>
          </table:table-cell>
          <table:table-cell table:formula="of:=[.E146]*[.G146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7]*['1Rm Tables'.$B$30]" office:value-type="float" office:value="0.892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46]+0.02" office:value-type="float" office:value="0.929166666666667" calcext:value-type="float">
            <text:p>0.93</text:p>
          </table:table-cell>
          <table:table-cell office:value-type="float" office:value="7" calcext:value-type="float">
            <text:p>7</text:p>
          </table:table-cell>
          <table:table-cell table:formula="of:=[.D147]*['1Rm Tables'.$B$9]" office:value-type="float" office:value="136.277777777778" calcext:value-type="float">
            <text:p>136.28</text:p>
          </table:table-cell>
          <table:table-cell table:formula="of:=[.H147]*[.G147]" office:value-type="float" office:value="953.944444444446" calcext:value-type="float">
            <text:p>953.94</text:p>
          </table:table-cell>
          <table:table-cell table:formula="of:=[.F147]*[.G147]" office:value-type="float" office:value="6.50416666666667" calcext:value-type="float">
            <text:p>6.50</text:p>
          </table:table-cell>
          <table:table-cell table:formula="of:=[.E147]*[.G147]"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8]*['1Rm Tables'.$B$30]" office:value-type="float" office:value="0.911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47]+0.02" office:value-type="float" office:value="0.949166666666667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D148]*['1Rm Tables'.$B$9]" office:value-type="float" office:value="139.211111111111" calcext:value-type="float">
            <text:p>139.21</text:p>
          </table:table-cell>
          <table:table-cell table:formula="of:=[.H148]*[.G148]" office:value-type="float" office:value="278.422222222223" calcext:value-type="float">
            <text:p>278.42</text:p>
          </table:table-cell>
          <table:table-cell table:formula="of:=[.F148]*[.G148]" office:value-type="float" office:value="1.89833333333333" calcext:value-type="float">
            <text:p>1.90</text:p>
          </table:table-cell>
          <table:table-cell table:formula="of:=[.E148]*[.G14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49]*['1Rm Tables'.$B$30]" office:value-type="float" office:value="0.930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48]+0.02" office:value-type="float" office:value="0.96916666666666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formula="of:=[.D149]*['1Rm Tables'.$B$9]" office:value-type="float" office:value="142.144444444445" calcext:value-type="float">
            <text:p>142.14</text:p>
          </table:table-cell>
          <table:table-cell table:formula="of:=[.H149]*[.G149]" office:value-type="float" office:value="284.288888888889" calcext:value-type="float">
            <text:p>284.29</text:p>
          </table:table-cell>
          <table:table-cell table:formula="of:=[.F149]*[.G149]" office:value-type="float" office:value="1.93833333333333" calcext:value-type="float">
            <text:p>1.94</text:p>
          </table:table-cell>
          <table:table-cell table:formula="of:=[.E149]*[.G14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0]*['1Rm Tables'.$B$30]" office:value-type="float" office:value="0.949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49]+0.02" office:value-type="float" office:value="0.989166666666667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formula="of:=[.D150]*['1Rm Tables'.$B$9]" office:value-type="float" office:value="145.077777777778" calcext:value-type="float">
            <text:p>145.08</text:p>
          </table:table-cell>
          <table:table-cell table:formula="of:=[.H150]*[.G150]" office:value-type="float" office:value="290.155555555556" calcext:value-type="float">
            <text:p>290.16</text:p>
          </table:table-cell>
          <table:table-cell table:formula="of:=[.F150]*[.G150]" office:value-type="float" office:value="1.97833333333333" calcext:value-type="float">
            <text:p>1.98</text:p>
          </table:table-cell>
          <table:table-cell table:formula="of:=[.E150]*[.G15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1]*['1Rm Tables'.$B$30]" office:value-type="float" office:value="0.9688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formula="of:=[.F150]+0.02" office:value-type="float" office:value="1.00916666666667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table:formula="of:=[.D151]*['1Rm Tables'.$B$9]" office:value-type="float" office:value="148.011111111111" calcext:value-type="float">
            <text:p>148.01</text:p>
          </table:table-cell>
          <table:table-cell table:formula="of:=[.H151]*[.G151]" office:value-type="float" office:value="296.022222222223" calcext:value-type="float">
            <text:p>296.02</text:p>
          </table:table-cell>
          <table:table-cell table:formula="of:=[.F151]*[.G151]" office:value-type="float" office:value="2.01833333333333" calcext:value-type="float">
            <text:p>2.02</text:p>
          </table:table-cell>
          <table:table-cell table:formula="of:=[.E151]*[.G151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2]*['1Rm Tables'.$B$30]" office:value-type="float" office:value="0.988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table:formula="of:=[.F151]+0.02" office:value-type="float" office:value="1.02916666666667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table:formula="of:=[.D152]*['1Rm Tables'.$B$9]" office:value-type="float" office:value="150.944444444445" calcext:value-type="float">
            <text:p>150.94</text:p>
          </table:table-cell>
          <table:table-cell table:formula="of:=[.H152]*[.G152]" office:value-type="float" office:value="301.888888888889" calcext:value-type="float">
            <text:p>301.89</text:p>
          </table:table-cell>
          <table:table-cell table:formula="of:=[.F152]*[.G152]" office:value-type="float" office:value="2.05833333333333" calcext:value-type="float">
            <text:p>2.06</text:p>
          </table:table-cell>
          <table:table-cell table:formula="of:=[.E152]*[.G152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3]*['1Rm Tables'.$B$30]" office:value-type="float" office:value="1.0072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table:formula="of:=[.F152]+0.02" office:value-type="float" office:value="1.04916666666667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[.D153]*['1Rm Tables'.$B$9]" office:value-type="float" office:value="153.877777777778" calcext:value-type="float">
            <text:p>153.88</text:p>
          </table:table-cell>
          <table:table-cell table:formula="of:=[.H153]*[.G153]" office:value-type="float" office:value="153.877777777778" calcext:value-type="float">
            <text:p>153.88</text:p>
          </table:table-cell>
          <table:table-cell table:formula="of:=[.F153]*[.G153]" office:value-type="float" office:value="1.04916666666667" calcext:value-type="float">
            <text:p>1.05</text:p>
          </table:table-cell>
          <table:table-cell table:formula="of:=[.E153]*[.G153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4]*['1Rm Tables'.$B$30]" office:value-type="float" office:value="1.0264" calcext:value-type="float">
            <text:p>1.03</text:p>
          </table:table-cell>
          <table:table-cell office:value-type="float" office:value="2" calcext:value-type="float">
            <text:p>2</text:p>
          </table:table-cell>
          <table:table-cell table:formula="of:=[.F153]+0.02" office:value-type="float" office:value="1.0691666666666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D154]*['1Rm Tables'.$B$9]" office:value-type="float" office:value="156.811111111111" calcext:value-type="float">
            <text:p>156.81</text:p>
          </table:table-cell>
          <table:table-cell table:formula="of:=[.H154]*[.G154]" office:value-type="float" office:value="156.811111111111" calcext:value-type="float">
            <text:p>156.81</text:p>
          </table:table-cell>
          <table:table-cell table:formula="of:=[.F154]*[.G154]" office:value-type="float" office:value="1.06916666666667" calcext:value-type="float">
            <text:p>1.07</text:p>
          </table:table-cell>
          <table:table-cell table:formula="of:=[.E154]*[.G154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5]*['1Rm Tables'.$B$30]" office:value-type="float" office:value="1.0456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formula="of:=[.F154]+0.02" office:value-type="float" office:value="1.08916666666667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formula="of:=[.D155]*['1Rm Tables'.$B$9]" office:value-type="float" office:value="159.744444444445" calcext:value-type="float">
            <text:p>159.74</text:p>
          </table:table-cell>
          <table:table-cell table:formula="of:=[.H155]*[.G155]" office:value-type="float" office:value="159.744444444445" calcext:value-type="float">
            <text:p>159.74</text:p>
          </table:table-cell>
          <table:table-cell table:formula="of:=[.F155]*[.G155]" office:value-type="float" office:value="1.08916666666667" calcext:value-type="float">
            <text:p>1.09</text:p>
          </table:table-cell>
          <table:table-cell table:formula="of:=[.E155]*[.G155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formula="of:=[.F156]*['1Rm Tables'.$B$30]" office:value-type="float" office:value="1.0648" calcext:value-type="float">
            <text:p>1.06</text:p>
          </table:table-cell>
          <table:table-cell office:value-type="float" office:value="2" calcext:value-type="float">
            <text:p>2</text:p>
          </table:table-cell>
          <table:table-cell table:formula="of:=[.F155]+0.02" office:value-type="float" office:value="1.10916666666667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table:formula="of:=[.D156]*['1Rm Tables'.$B$9]" office:value-type="float" office:value="162.677777777778" calcext:value-type="float">
            <text:p>162.68</text:p>
          </table:table-cell>
          <table:table-cell table:formula="of:=[.H156]*[.G156]" office:value-type="float" office:value="162.677777777778" calcext:value-type="float">
            <text:p>162.68</text:p>
          </table:table-cell>
          <table:table-cell table:formula="of:=[.F156]*[.G156]" office:value-type="float" office:value="1.10916666666667" calcext:value-type="float">
            <text:p>1.11</text:p>
          </table:table-cell>
          <table:table-cell table:formula="of:=[.E156]*[.G156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57]*[.G15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58]*[.G15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Set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33" office:value-type="float" office:value="0.7" calcext:value-type="float">
            <text:p>0.70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$D$87]/['1Rm Tables'.$B$29]" office:value-type="float" office:value="0.7" calcext:value-type="float">
            <text:p>0.70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62]*['1Rm Tables'.$B$9]" office:value-type="float" office:value="106.944444444445" calcext:value-type="float">
            <text:p>106.94</text:p>
          </table:table-cell>
          <table:table-cell table:style-name="ce33" table:formula="of:=[.H162]*[.G162]" office:value-type="float" office:value="962.500000000001" calcext:value-type="float">
            <text:p>962.50</text:p>
          </table:table-cell>
          <table:table-cell table:style-name="ce33" table:formula="of:=[.F162]*[.G162]" office:value-type="float" office:value="6.3" calcext:value-type="float">
            <text:p>6.30</text:p>
          </table:table-cell>
          <table:table-cell table:formula="of:=[.E162]*[.G162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3]*['1Rm Tables'.$B$29]" office:value-type="float" office:value="0.72" calcext:value-type="float">
            <text:p>0.72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2]+0.02" office:value-type="float" office:value="0.72" calcext:value-type="float">
            <text:p>0.72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63]*['1Rm Tables'.$B$9]" office:value-type="float" office:value="110" calcext:value-type="float">
            <text:p>110.00</text:p>
          </table:table-cell>
          <table:table-cell table:style-name="ce33" table:formula="of:=[.H163]*[.G163]" office:value-type="float" office:value="990.000000000002" calcext:value-type="float">
            <text:p>990.00</text:p>
          </table:table-cell>
          <table:table-cell table:style-name="ce33" table:formula="of:=[.F163]*[.G163]" office:value-type="float" office:value="6.48" calcext:value-type="float">
            <text:p>6.48</text:p>
          </table:table-cell>
          <table:table-cell table:formula="of:=[.E163]*[.G163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4]*['1Rm Tables'.$B$29]" office:value-type="float" office:value="0.74" calcext:value-type="float">
            <text:p>0.74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3]+0.02" office:value-type="float" office:value="0.74" calcext:value-type="float">
            <text:p>0.74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64]*['1Rm Tables'.$B$9]" office:value-type="float" office:value="113.055555555556" calcext:value-type="float">
            <text:p>113.06</text:p>
          </table:table-cell>
          <table:table-cell table:style-name="ce33" table:formula="of:=[.H164]*[.G164]" office:value-type="float" office:value="1017.5" calcext:value-type="float">
            <text:p>1017.50</text:p>
          </table:table-cell>
          <table:table-cell table:style-name="ce33" table:formula="of:=[.F164]*[.G164]" office:value-type="float" office:value="6.66" calcext:value-type="float">
            <text:p>6.66</text:p>
          </table:table-cell>
          <table:table-cell table:formula="of:=[.E164]*[.G164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5]*['1Rm Tables'.$B$29]" office:value-type="float" office:value="0.76" calcext:value-type="float">
            <text:p>0.76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4]+0.02" office:value-type="float" office:value="0.76" calcext:value-type="float">
            <text:p>0.76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65]*['1Rm Tables'.$B$9]" office:value-type="float" office:value="116.111111111111" calcext:value-type="float">
            <text:p>116.11</text:p>
          </table:table-cell>
          <table:table-cell table:style-name="ce33" table:formula="of:=[.H165]*[.G165]" office:value-type="float" office:value="1045" calcext:value-type="float">
            <text:p>1045.00</text:p>
          </table:table-cell>
          <table:table-cell table:style-name="ce33" table:formula="of:=[.F165]*[.G165]" office:value-type="float" office:value="6.84" calcext:value-type="float">
            <text:p>6.84</text:p>
          </table:table-cell>
          <table:table-cell table:formula="of:=[.E165]*[.G165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6]*['1Rm Tables'.$B$29]" office:value-type="float" office:value="0.78" calcext:value-type="float">
            <text:p>0.78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5]+0.02" office:value-type="float" office:value="0.78" calcext:value-type="float">
            <text:p>0.78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66]*['1Rm Tables'.$B$9]" office:value-type="float" office:value="119.166666666667" calcext:value-type="float">
            <text:p>119.17</text:p>
          </table:table-cell>
          <table:table-cell table:style-name="ce33" table:formula="of:=[.H166]*[.G166]" office:value-type="float" office:value="1072.5" calcext:value-type="float">
            <text:p>1072.50</text:p>
          </table:table-cell>
          <table:table-cell table:style-name="ce33" table:formula="of:=[.F166]*[.G166]" office:value-type="float" office:value="7.02" calcext:value-type="float">
            <text:p>7.02</text:p>
          </table:table-cell>
          <table:table-cell table:formula="of:=[.E166]*[.G166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7]*['1Rm Tables'.$B$29]" office:value-type="float" office:value="0.8" calcext:value-type="float">
            <text:p>0.80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6]+0.02" office:value-type="float" office:value="0.8" calcext:value-type="float">
            <text:p>0.80</text:p>
          </table:table-cell>
          <table:table-cell table:style-name="ce30" office:value-type="float" office:value="9" calcext:value-type="float">
            <text:p>9</text:p>
          </table:table-cell>
          <table:table-cell table:style-name="ce33" table:formula="of:=[.D167]*['1Rm Tables'.$B$9]" office:value-type="float" office:value="122.222222222222" calcext:value-type="float">
            <text:p>122.22</text:p>
          </table:table-cell>
          <table:table-cell table:style-name="ce33" table:formula="of:=[.H167]*[.G167]" office:value-type="float" office:value="1100" calcext:value-type="float">
            <text:p>1100.00</text:p>
          </table:table-cell>
          <table:table-cell table:style-name="ce33" table:formula="of:=[.F167]*[.G167]" office:value-type="float" office:value="7.2" calcext:value-type="float">
            <text:p>7.20</text:p>
          </table:table-cell>
          <table:table-cell table:formula="of:=[.E167]*[.G167]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8]*['1Rm Tables'.$B$29]" office:value-type="float" office:value="0.82" calcext:value-type="float">
            <text:p>0.82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7]+0.02" office:value-type="float" office:value="0.82" calcext:value-type="float">
            <text:p>0.82</text:p>
          </table:table-cell>
          <table:table-cell table:style-name="ce30" office:value-type="float" office:value="7" calcext:value-type="float">
            <text:p>7</text:p>
          </table:table-cell>
          <table:table-cell table:style-name="ce33" table:formula="of:=[.D168]*['1Rm Tables'.$B$9]" office:value-type="float" office:value="125.277777777778" calcext:value-type="float">
            <text:p>125.28</text:p>
          </table:table-cell>
          <table:table-cell table:style-name="ce33" table:formula="of:=[.H168]*[.G168]" office:value-type="float" office:value="876.944444444446" calcext:value-type="float">
            <text:p>876.94</text:p>
          </table:table-cell>
          <table:table-cell table:style-name="ce33" table:formula="of:=[.F168]*[.G168]" office:value-type="float" office:value="5.74" calcext:value-type="float">
            <text:p>5.74</text:p>
          </table:table-cell>
          <table:table-cell table:style-name="ce30" table:formula="of:=[.E168]*[.G168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69]*['1Rm Tables'.$B$29]" office:value-type="float" office:value="0.84" calcext:value-type="float">
            <text:p>0.84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8]+0.02" office:value-type="float" office:value="0.84" calcext:value-type="float">
            <text:p>0.84</text:p>
          </table:table-cell>
          <table:table-cell table:style-name="ce30" office:value-type="float" office:value="7" calcext:value-type="float">
            <text:p>7</text:p>
          </table:table-cell>
          <table:table-cell table:style-name="ce33" table:formula="of:=[.D169]*['1Rm Tables'.$B$9]" office:value-type="float" office:value="128.333333333334" calcext:value-type="float">
            <text:p>128.33</text:p>
          </table:table-cell>
          <table:table-cell table:style-name="ce33" table:formula="of:=[.H169]*[.G169]" office:value-type="float" office:value="898.333333333335" calcext:value-type="float">
            <text:p>898.33</text:p>
          </table:table-cell>
          <table:table-cell table:style-name="ce33" table:formula="of:=[.F169]*[.G169]" office:value-type="float" office:value="5.88" calcext:value-type="float">
            <text:p>5.88</text:p>
          </table:table-cell>
          <table:table-cell table:style-name="ce30" table:formula="of:=[.E169]*[.G169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70]*['1Rm Tables'.$B$29]" office:value-type="float" office:value="0.86" calcext:value-type="float">
            <text:p>0.86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69]+0.02" office:value-type="float" office:value="0.86" calcext:value-type="float">
            <text:p>0.86</text:p>
          </table:table-cell>
          <table:table-cell table:style-name="ce30" office:value-type="float" office:value="7" calcext:value-type="float">
            <text:p>7</text:p>
          </table:table-cell>
          <table:table-cell table:style-name="ce33" table:formula="of:=[.D170]*['1Rm Tables'.$B$9]" office:value-type="float" office:value="131.388888888889" calcext:value-type="float">
            <text:p>131.39</text:p>
          </table:table-cell>
          <table:table-cell table:style-name="ce33" table:formula="of:=[.H170]*[.G170]" office:value-type="float" office:value="919.722222222224" calcext:value-type="float">
            <text:p>919.72</text:p>
          </table:table-cell>
          <table:table-cell table:style-name="ce33" table:formula="of:=[.F170]*[.G170]" office:value-type="float" office:value="6.02" calcext:value-type="float">
            <text:p>6.02</text:p>
          </table:table-cell>
          <table:table-cell table:style-name="ce30" table:formula="of:=[.E170]*[.G170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3" table:formula="of:=[.F171]*['1Rm Tables'.$B$29]" office:value-type="float" office:value="0.88" calcext:value-type="float">
            <text:p>0.88</text:p>
          </table:table-cell>
          <table:table-cell table:style-name="ce35" office:value-type="float" office:value="1" calcext:value-type="float">
            <text:p>1</text:p>
          </table:table-cell>
          <table:table-cell table:style-name="ce33" table:formula="of:=[.F170]+0.02" office:value-type="float" office:value="0.88" calcext:value-type="float">
            <text:p>0.88</text:p>
          </table:table-cell>
          <table:table-cell table:style-name="ce30" office:value-type="float" office:value="7" calcext:value-type="float">
            <text:p>7</text:p>
          </table:table-cell>
          <table:table-cell table:style-name="ce33" table:formula="of:=[.D171]*['1Rm Tables'.$B$9]" office:value-type="float" office:value="134.444444444445" calcext:value-type="float">
            <text:p>134.44</text:p>
          </table:table-cell>
          <table:table-cell table:style-name="ce33" table:formula="of:=[.H171]*[.G171]" office:value-type="float" office:value="941.111111111113" calcext:value-type="float">
            <text:p>941.11</text:p>
          </table:table-cell>
          <table:table-cell table:style-name="ce33" table:formula="of:=[.F171]*[.G171]" office:value-type="float" office:value="6.16" calcext:value-type="float">
            <text:p>6.16</text:p>
          </table:table-cell>
          <table:table-cell table:style-name="ce30" table:formula="of:=[.E171]*[.G171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29" table:number-columns-repeated="3"/>
          <table:table-cell table:style-name="ce34" table:formula="of:=[.F172]*['1Rm Tables'.$B$29]" office:value-type="float" office:value="0.9" calcext:value-type="float">
            <text:p>0.90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1]+0.02" office:value-type="float" office:value="0.9" calcext:value-type="float">
            <text:p>0.90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2]*['1Rm Tables'.$B$9]" office:value-type="float" office:value="137.5" calcext:value-type="float">
            <text:p>137.50</text:p>
          </table:table-cell>
          <table:table-cell table:style-name="ce34" table:formula="of:=[.H172]*[.G172]" office:value-type="float" office:value="550.000000000001" calcext:value-type="float">
            <text:p>550.00</text:p>
          </table:table-cell>
          <table:table-cell table:style-name="ce34" table:formula="of:=[.F172]*[.G172]" office:value-type="float" office:value="3.6" calcext:value-type="float">
            <text:p>3.60</text:p>
          </table:table-cell>
          <table:table-cell table:style-name="ce29" table:formula="of:=[.E172]*[.G172]" office:value-type="float" office:value="4" calcext:value-type="float">
            <text:p>4</text:p>
          </table:table-cell>
          <table:table-cell table:style-name="ce29"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3]*['1Rm Tables'.$B$29]" office:value-type="float" office:value="0.92" calcext:value-type="float">
            <text:p>0.92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2]+0.02" office:value-type="float" office:value="0.92" calcext:value-type="float">
            <text:p>0.92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3]*['1Rm Tables'.$B$9]" office:value-type="float" office:value="140.555555555556" calcext:value-type="float">
            <text:p>140.56</text:p>
          </table:table-cell>
          <table:table-cell table:style-name="ce34" table:formula="of:=[.H173]*[.G173]" office:value-type="float" office:value="562.222222222223" calcext:value-type="float">
            <text:p>562.22</text:p>
          </table:table-cell>
          <table:table-cell table:style-name="ce34" table:formula="of:=[.F173]*[.G173]" office:value-type="float" office:value="3.68" calcext:value-type="float">
            <text:p>3.68</text:p>
          </table:table-cell>
          <table:table-cell table:formula="of:=[.E173]*[.G17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4]*['1Rm Tables'.$B$29]" office:value-type="float" office:value="0.94" calcext:value-type="float">
            <text:p>0.94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3]+0.02" office:value-type="float" office:value="0.94" calcext:value-type="float">
            <text:p>0.94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4]*['1Rm Tables'.$B$9]" office:value-type="float" office:value="143.611111111111" calcext:value-type="float">
            <text:p>143.61</text:p>
          </table:table-cell>
          <table:table-cell table:style-name="ce34" table:formula="of:=[.H174]*[.G174]" office:value-type="float" office:value="574.444444444446" calcext:value-type="float">
            <text:p>574.44</text:p>
          </table:table-cell>
          <table:table-cell table:style-name="ce34" table:formula="of:=[.F174]*[.G174]" office:value-type="float" office:value="3.76" calcext:value-type="float">
            <text:p>3.76</text:p>
          </table:table-cell>
          <table:table-cell table:formula="of:=[.E174]*[.G17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5]*['1Rm Tables'.$B$29]" office:value-type="float" office:value="0.96" calcext:value-type="float">
            <text:p>0.96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4]+0.02" office:value-type="float" office:value="0.96" calcext:value-type="float">
            <text:p>0.96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5]*['1Rm Tables'.$B$9]" office:value-type="float" office:value="146.666666666667" calcext:value-type="float">
            <text:p>146.67</text:p>
          </table:table-cell>
          <table:table-cell table:style-name="ce34" table:formula="of:=[.H175]*[.G175]" office:value-type="float" office:value="586.666666666668" calcext:value-type="float">
            <text:p>586.67</text:p>
          </table:table-cell>
          <table:table-cell table:style-name="ce34" table:formula="of:=[.F175]*[.G175]" office:value-type="float" office:value="3.84" calcext:value-type="float">
            <text:p>3.84</text:p>
          </table:table-cell>
          <table:table-cell table:formula="of:=[.E175]*[.G175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6]*['1Rm Tables'.$B$29]" office:value-type="float" office:value="0.98" calcext:value-type="float">
            <text:p>0.98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5]+0.02" office:value-type="float" office:value="0.98" calcext:value-type="float">
            <text:p>0.98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6]*['1Rm Tables'.$B$9]" office:value-type="float" office:value="149.722222222222" calcext:value-type="float">
            <text:p>149.72</text:p>
          </table:table-cell>
          <table:table-cell table:style-name="ce34" table:formula="of:=[.H176]*[.G176]" office:value-type="float" office:value="598.88888888889" calcext:value-type="float">
            <text:p>598.89</text:p>
          </table:table-cell>
          <table:table-cell table:style-name="ce34" table:formula="of:=[.F176]*[.G176]" office:value-type="float" office:value="3.92" calcext:value-type="float">
            <text:p>3.92</text:p>
          </table:table-cell>
          <table:table-cell table:formula="of:=[.E176]*[.G176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7]*['1Rm Tables'.$B$29]" office:value-type="float" office:value="1" calcext:value-type="float">
            <text:p>1.00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6]+0.02" office:value-type="float" office:value="1" calcext:value-type="float">
            <text:p>1.00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7]*['1Rm Tables'.$B$9]" office:value-type="float" office:value="152.777777777778" calcext:value-type="float">
            <text:p>152.78</text:p>
          </table:table-cell>
          <table:table-cell table:style-name="ce34" table:formula="of:=[.H177]*[.G177]" office:value-type="float" office:value="611.111111111112" calcext:value-type="float">
            <text:p>611.11</text:p>
          </table:table-cell>
          <table:table-cell table:style-name="ce34" table:formula="of:=[.F177]*[.G177]" office:value-type="float" office:value="4" calcext:value-type="float">
            <text:p>4.00</text:p>
          </table:table-cell>
          <table:table-cell table:formula="of:=[.E177]*[.G177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8]*['1Rm Tables'.$B$29]" office:value-type="float" office:value="1.02" calcext:value-type="float">
            <text:p>1.02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7]+0.02" office:value-type="float" office:value="1.02" calcext:value-type="float">
            <text:p>1.02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8]*['1Rm Tables'.$B$9]" office:value-type="float" office:value="155.833333333334" calcext:value-type="float">
            <text:p>155.83</text:p>
          </table:table-cell>
          <table:table-cell table:style-name="ce34" table:formula="of:=[.H178]*[.G178]" office:value-type="float" office:value="623.333333333334" calcext:value-type="float">
            <text:p>623.33</text:p>
          </table:table-cell>
          <table:table-cell table:style-name="ce34" table:formula="of:=[.F178]*[.G178]" office:value-type="float" office:value="4.08" calcext:value-type="float">
            <text:p>4.08</text:p>
          </table:table-cell>
          <table:table-cell table:formula="of:=[.E178]*[.G178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79]*['1Rm Tables'.$B$29]" office:value-type="float" office:value="1.04" calcext:value-type="float">
            <text:p>1.04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8]+0.02" office:value-type="float" office:value="1.04" calcext:value-type="float">
            <text:p>1.04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79]*['1Rm Tables'.$B$9]" office:value-type="float" office:value="158.888888888889" calcext:value-type="float">
            <text:p>158.89</text:p>
          </table:table-cell>
          <table:table-cell table:style-name="ce34" table:formula="of:=[.H179]*[.G179]" office:value-type="float" office:value="635.555555555557" calcext:value-type="float">
            <text:p>635.56</text:p>
          </table:table-cell>
          <table:table-cell table:style-name="ce34" table:formula="of:=[.F179]*[.G179]" office:value-type="float" office:value="4.16" calcext:value-type="float">
            <text:p>4.16</text:p>
          </table:table-cell>
          <table:table-cell table:formula="of:=[.E179]*[.G179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80]*['1Rm Tables'.$B$29]" office:value-type="float" office:value="1.06" calcext:value-type="float">
            <text:p>1.06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79]+0.02" office:value-type="float" office:value="1.06" calcext:value-type="float">
            <text:p>1.06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80]*['1Rm Tables'.$B$9]" office:value-type="float" office:value="161.944444444445" calcext:value-type="float">
            <text:p>161.94</text:p>
          </table:table-cell>
          <table:table-cell table:style-name="ce34" table:formula="of:=[.H180]*[.G180]" office:value-type="float" office:value="647.777777777779" calcext:value-type="float">
            <text:p>647.78</text:p>
          </table:table-cell>
          <table:table-cell table:style-name="ce34" table:formula="of:=[.F180]*[.G180]" office:value-type="float" office:value="4.24" calcext:value-type="float">
            <text:p>4.24</text:p>
          </table:table-cell>
          <table:table-cell table:formula="of:=[.E180]*[.G180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81]*['1Rm Tables'.$B$29]" office:value-type="float" office:value="1.08" calcext:value-type="float">
            <text:p>1.08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80]+0.02" office:value-type="float" office:value="1.08" calcext:value-type="float">
            <text:p>1.08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81]*['1Rm Tables'.$B$9]" office:value-type="float" office:value="165" calcext:value-type="float">
            <text:p>165.00</text:p>
          </table:table-cell>
          <table:table-cell table:style-name="ce34" table:formula="of:=[.H181]*[.G181]" office:value-type="float" office:value="660.000000000001" calcext:value-type="float">
            <text:p>660.00</text:p>
          </table:table-cell>
          <table:table-cell table:style-name="ce34" table:formula="of:=[.F181]*[.G181]" office:value-type="float" office:value="4.32" calcext:value-type="float">
            <text:p>4.32</text:p>
          </table:table-cell>
          <table:table-cell table:formula="of:=[.E181]*[.G181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82]*['1Rm Tables'.$B$29]" office:value-type="float" office:value="1.1" calcext:value-type="float">
            <text:p>1.10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81]+0.02" office:value-type="float" office:value="1.1" calcext:value-type="float">
            <text:p>1.10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82]*['1Rm Tables'.$B$9]" office:value-type="float" office:value="168.055555555556" calcext:value-type="float">
            <text:p>168.06</text:p>
          </table:table-cell>
          <table:table-cell table:style-name="ce34" table:formula="of:=[.H182]*[.G182]" office:value-type="float" office:value="672.222222222223" calcext:value-type="float">
            <text:p>672.22</text:p>
          </table:table-cell>
          <table:table-cell table:style-name="ce34" table:formula="of:=[.F182]*[.G182]" office:value-type="float" office:value="4.4" calcext:value-type="float">
            <text:p>4.40</text:p>
          </table:table-cell>
          <table:table-cell table:formula="of:=[.E182]*[.G182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83]*['1Rm Tables'.$B$29]" office:value-type="float" office:value="1.12" calcext:value-type="float">
            <text:p>1.12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82]+0.02" office:value-type="float" office:value="1.12" calcext:value-type="float">
            <text:p>1.12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83]*['1Rm Tables'.$B$9]" office:value-type="float" office:value="171.111111111111" calcext:value-type="float">
            <text:p>171.11</text:p>
          </table:table-cell>
          <table:table-cell table:style-name="ce34" table:formula="of:=[.H183]*[.G183]" office:value-type="float" office:value="684.444444444446" calcext:value-type="float">
            <text:p>684.44</text:p>
          </table:table-cell>
          <table:table-cell table:style-name="ce34" table:formula="of:=[.F183]*[.G183]" office:value-type="float" office:value="4.48" calcext:value-type="float">
            <text:p>4.48</text:p>
          </table:table-cell>
          <table:table-cell table:formula="of:=[.E183]*[.G183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84]*['1Rm Tables'.$B$29]" office:value-type="float" office:value="1.14" calcext:value-type="float">
            <text:p>1.14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83]+0.02" office:value-type="float" office:value="1.14" calcext:value-type="float">
            <text:p>1.14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84]*['1Rm Tables'.$B$9]" office:value-type="float" office:value="174.166666666667" calcext:value-type="float">
            <text:p>174.17</text:p>
          </table:table-cell>
          <table:table-cell table:style-name="ce34" table:formula="of:=[.H184]*[.G184]" office:value-type="float" office:value="696.666666666668" calcext:value-type="float">
            <text:p>696.67</text:p>
          </table:table-cell>
          <table:table-cell table:style-name="ce34" table:formula="of:=[.F184]*[.G184]" office:value-type="float" office:value="4.56" calcext:value-type="float">
            <text:p>4.56</text:p>
          </table:table-cell>
          <table:table-cell table:formula="of:=[.E184]*[.G184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9"/>
          <table:table-cell table:style-name="ce34" table:formula="of:=[.F185]*['1Rm Tables'.$B$29]" office:value-type="float" office:value="1.16" calcext:value-type="float">
            <text:p>1.16</text:p>
          </table:table-cell>
          <table:table-cell table:style-name="ce36" office:value-type="float" office:value="1" calcext:value-type="float">
            <text:p>1</text:p>
          </table:table-cell>
          <table:table-cell table:style-name="ce34" table:formula="of:=[.F184]+0.02" office:value-type="float" office:value="1.16" calcext:value-type="float">
            <text:p>1.16</text:p>
          </table:table-cell>
          <table:table-cell table:style-name="ce29" office:value-type="float" office:value="4" calcext:value-type="float">
            <text:p>4</text:p>
          </table:table-cell>
          <table:table-cell table:style-name="ce34" table:formula="of:=[.D185]*['1Rm Tables'.$B$9]" office:value-type="float" office:value="177.222222222223" calcext:value-type="float">
            <text:p>177.22</text:p>
          </table:table-cell>
          <table:table-cell table:style-name="ce34" table:formula="of:=[.H185]*[.G185]" office:value-type="float" office:value="708.88888888889" calcext:value-type="float">
            <text:p>708.89</text:p>
          </table:table-cell>
          <table:table-cell table:style-name="ce34" table:formula="of:=[.F185]*[.G185]" office:value-type="float" office:value="4.64" calcext:value-type="float">
            <text:p>4.64</text:p>
          </table:table-cell>
          <table:table-cell table:formula="of:=[.E185]*[.G185]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86]*[.G18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87]*[.G18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88]*[.G18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89]*[.G18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formula="of:=[.E190]*[.G190]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3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Rm Tables" table:style-name="ta1">
        <table:table-column table:style-name="co8" table:default-cell-style-name="Default"/>
        <table:table-column table:style-name="co15" table:default-cell-style-name="ce38"/>
        <table:table-row table:style-name="ro2" table:number-rows-repeated="2">
          <table:table-cell table:number-columns-repeated="2"/>
        </table:table-row>
        <table:table-row table:style-name="ro1">
          <table:table-cell table:style-name="ce37"/>
          <table:table-cell table:style-name="ce39" office:value-type="string" calcext:value-type="string">
            <text:p>1RM</text:p>
          </table:table-cell>
        </table:table-row>
        <table:table-row table:style-name="ro1">
          <table:table-cell table:style-name="ce37" office:value-type="string" calcext:value-type="string">
            <text:p>Deadlift</text:p>
          </table:table-cell>
          <table:table-cell table:style-name="ce40" table:formula="of:=175/[.B33]" office:value-type="float" office:value="198.863636363636" calcext:value-type="float">
            <text:p>198.86</text:p>
          </table:table-cell>
        </table:table-row>
        <table:table-row table:style-name="ro1">
          <table:table-cell table:style-name="ce37" office:value-type="string" calcext:value-type="string">
            <text:p>Push Press</text:p>
          </table:table-cell>
          <table:table-cell table:style-name="ce39" table:formula="of:=95/[.B31]" office:value-type="float" office:value="102.150537634409" calcext:value-type="float">
            <text:p>102.15</text:p>
          </table:table-cell>
        </table:table-row>
        <table:table-row table:style-name="ro1">
          <table:table-cell table:style-name="ce37" office:value-type="string" calcext:value-type="string">
            <text:p>Jerk</text:p>
          </table:table-cell>
          <table:table-cell table:style-name="ce41" table:formula="of:=115/[.B30]" office:value-type="float" office:value="119.791666666667" calcext:value-type="float">
            <text:p>119.79</text:p>
          </table:table-cell>
        </table:table-row>
        <table:table-row table:style-name="ro1">
          <table:table-cell table:style-name="ce37" office:value-type="string" calcext:value-type="string">
            <text:p>Press</text:p>
          </table:table-cell>
          <table:table-cell table:style-name="ce39" table:formula="of:=65/[.B31]" office:value-type="float" office:value="69.8924731182796" calcext:value-type="float">
            <text:p>69.89</text:p>
          </table:table-cell>
        </table:table-row>
        <table:table-row table:style-name="ro1">
          <table:table-cell table:style-name="ce37" office:value-type="string" calcext:value-type="string">
            <text:p>OVS</text:p>
          </table:table-cell>
          <table:table-cell table:style-name="ce42" table:formula="of:=82.5/[.B32]" office:value-type="float" office:value="91.6666666666667" calcext:value-type="float">
            <text:p>91.67</text:p>
          </table:table-cell>
        </table:table-row>
        <table:table-row table:style-name="ro1">
          <table:table-cell table:style-name="ce37" office:value-type="string" calcext:value-type="string">
            <text:p>BackSquat</text:p>
          </table:table-cell>
          <table:table-cell table:style-name="ce39" table:formula="of:=137.5/[.B32]" office:value-type="float" office:value="152.777777777778" calcext:value-type="float">
            <text:p>152.78</text:p>
          </table:table-cell>
        </table:table-row>
        <table:table-row table:style-name="ro1">
          <table:table-cell table:style-name="ce37" office:value-type="string" calcext:value-type="string">
            <text:p>Front Squat</text:p>
          </table:table-cell>
          <table:table-cell table:style-name="ce39" table:formula="of:=130/[.B31]" office:value-type="float" office:value="139.784946236559" calcext:value-type="float">
            <text:p>139.78</text:p>
          </table:table-cell>
        </table:table-row>
        <table:table-row table:style-name="ro1">
          <table:table-cell table:style-name="ce37" office:value-type="string" calcext:value-type="string">
            <text:p>Clean</text:p>
          </table:table-cell>
          <table:table-cell table:style-name="ce39" office:value-type="float" office:value="110" calcext:value-type="float">
            <text:p>110.00</text:p>
          </table:table-cell>
        </table:table-row>
        <table:table-row table:style-name="ro1">
          <table:table-cell table:style-name="ce37" office:value-type="string" calcext:value-type="string">
            <text:p>Clean Pull</text:p>
          </table:table-cell>
          <table:table-cell table:style-name="ce39" table:formula="of:=115/[.B31]" office:value-type="float" office:value="123.655913978495" calcext:value-type="float">
            <text:p>123.66</text:p>
          </table:table-cell>
        </table:table-row>
        <table:table-row table:style-name="ro1">
          <table:table-cell table:style-name="ce37" office:value-type="string" calcext:value-type="string">
            <text:p>Snatch</text:p>
          </table:table-cell>
          <table:table-cell table:style-name="ce39" office:value-type="float" office:value="80" calcext:value-type="float">
            <text:p>80.00</text:p>
          </table:table-cell>
        </table:table-row>
        <table:table-row table:style-name="ro1">
          <table:table-cell table:style-name="ce37" office:value-type="string" calcext:value-type="string">
            <text:p>Snatch pull</text:p>
          </table:table-cell>
          <table:table-cell table:style-name="ce39" table:formula="of:=102.5/[.B31]" office:value-type="float" office:value="110.215053763441" calcext:value-type="float">
            <text:p>110.22</text:p>
          </table:table-cell>
        </table:table-row>
        <table:table-row table:style-name="ro1">
          <table:table-cell table:style-name="ce37" office:value-type="string" calcext:value-type="string">
            <text:p>Power Clean</text:p>
          </table:table-cell>
          <table:table-cell table:style-name="ce39" table:formula="of:=0.95*[.B11]" office:value-type="float" office:value="104.5" calcext:value-type="float">
            <text:p>104.50</text:p>
          </table:table-cell>
        </table:table-row>
        <table:table-row table:style-name="ro1">
          <table:table-cell table:style-name="ce37" office:value-type="string" calcext:value-type="string">
            <text:p>Power Snatch</text:p>
          </table:table-cell>
          <table:table-cell table:style-name="ce39" table:formula="of:=75/[.B30]" office:value-type="float" office:value="78.125" calcext:value-type="float">
            <text:p>78.13</text:p>
          </table:table-cell>
        </table:table-row>
        <table:table-row table:style-name="ro1">
          <table:table-cell table:style-name="ce37" office:value-type="string" calcext:value-type="string">
            <text:p>CG Deficit Deadlift</text:p>
          </table:table-cell>
          <table:table-cell table:style-name="ce43" table:formula="of:=125/[.B32]" office:value-type="float" office:value="138.888888888889" calcext:value-type="float">
            <text:p>138.89</text:p>
          </table:table-cell>
        </table:table-row>
        <table:table-row table:style-name="ro1">
          <table:table-cell table:style-name="ce37" office:value-type="string" calcext:value-type="string">
            <text:p>Snatch Deadlift</text:p>
          </table:table-cell>
          <table:table-cell table:style-name="ce39" table:formula="of:=150/[.B31]" office:value-type="float" office:value="161.290322580645" calcext:value-type="float">
            <text:p>161.29</text:p>
          </table:table-cell>
        </table:table-row>
        <table:table-row table:style-name="ro1">
          <table:table-cell table:style-name="ce37" office:value-type="string" calcext:value-type="string">
            <text:p>Paused Deadlift/ Stiff Leg</text:p>
          </table:table-cell>
          <table:table-cell table:style-name="ce39" table:formula="of:=0.6*[.B4]" office:value-type="float" office:value="119.318181818182" calcext:value-type="float">
            <text:p>119.32</text:p>
          </table:table-cell>
        </table:table-row>
        <table:table-row table:style-name="ro1">
          <table:table-cell table:style-name="ce37" office:value-type="string" calcext:value-type="string">
            <text:p>Clean Combination</text:p>
          </table:table-cell>
          <table:table-cell table:style-name="ce39" table:formula="of:=0.85*[.B11]" office:value-type="float" office:value="93.5" calcext:value-type="float">
            <text:p>93.50</text:p>
          </table:table-cell>
        </table:table-row>
        <table:table-row table:style-name="ro1">
          <table:table-cell table:style-name="ce37" office:value-type="string" calcext:value-type="string">
            <text:p>Snatch Combination</text:p>
          </table:table-cell>
          <table:table-cell table:style-name="ce39" table:formula="of:=0.85*[.B13]" office:value-type="float" office:value="68" calcext:value-type="float">
            <text:p>68.00</text:p>
          </table:table-cell>
        </table:table-row>
        <table:table-row table:style-name="ro1">
          <table:table-cell table:style-name="ce3" office:value-type="string" calcext:value-type="string">
            <text:p>Burn Squat</text:p>
          </table:table-cell>
          <table:table-cell table:style-name="ce44" table:formula="of:=0.6*[.B9]" office:value-type="float" office:value="91.6666666666667" calcext:value-type="float">
            <text:p>91.67</text:p>
          </table:table-cell>
        </table:table-row>
        <table:table-row table:style-name="ro1">
          <table:table-cell table:style-name="ce3" office:value-type="string" calcext:value-type="string">
            <text:p>Clean and Jerk</text:p>
          </table:table-cell>
          <table:table-cell table:style-name="ce44" office:value-type="float" office:value="107.5" calcext:value-type="float">
            <text:p>107.50</text:p>
          </table:table-cell>
        </table:table-row>
        <table:table-row table:style-name="ro1">
          <table:table-cell table:style-name="ce3" office:value-type="string" calcext:value-type="string">
            <text:p>SLDL</text:p>
          </table:table-cell>
          <table:table-cell table:style-name="ce44" table:formula="of:=195/[.B33]" office:value-type="float" office:value="221.590909090909" calcext:value-type="float">
            <text:p>221.59</text:p>
          </table:table-cell>
        </table:table-row>
        <table:table-row table:style-name="ro1">
          <table:table-cell table:style-name="ce3"/>
          <table:table-cell table:style-name="ce44"/>
        </table:table-row>
        <table:table-row table:style-name="ro1" table:number-rows-repeated="2">
          <table:table-cell table:style-name="ce10"/>
          <table:table-cell table:style-name="ce45"/>
        </table:table-row>
        <table:table-row table:style-name="ro1">
          <table:table-cell table:style-name="ce3"/>
          <table:table-cell table:style-name="ce44" office:value-type="string" calcext:value-type="string">
            <text:p>1 Rep Max Tabl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4" office:value-type="float" office:value="1" calcext:value-type="float">
            <text:p>1.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4" office:value-type="float" office:value="0.96" calcext:value-type="float">
            <text:p>0.9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4" office:value-type="float" office:value="0.93" calcext:value-type="float">
            <text:p>0.9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4" office:value-type="float" office:value="0.9" calcext:value-type="float">
            <text:p>0.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4"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4" office:value-type="float" office:value="0.86" calcext:value-type="float">
            <text:p>0.8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4" office:value-type="float" office:value="0.83" calcext:value-type="float">
            <text:p>0.8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4" office:value-type="float" office:value="0.81" calcext:value-type="float">
            <text:p>0.8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4" office:value-type="float" office:value="0.79" calcext:value-type="float">
            <text:p>0.7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4" office:value-type="float" office:value="0.77" calcext:value-type="float">
            <text:p>0.77</text:p>
          </table:table-cell>
        </table:table-row>
        <table:table-row table:style-name="ro2" table:number-rows-repeated="104853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5:46:24.309083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5T16:52:25.355733103</dc:date>
    <meta:editing-duration>PT44M22S</meta:editing-duration>
    <meta:editing-cycles>7</meta:editing-cycles>
    <meta:generator>LibreOffice/5.2.7.2$Linux_X86_64 LibreOffice_project/20m0$Build-2</meta:generator>
    <meta:document-statistic meta:table-count="4" meta:cell-count="1343" meta:object-count="0"/>
  </office:meta>
</office:document-meta>
</file>